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1153in" style:rel-column-width="10922*"/>
    </style:style>
    <style:style style:name="Table1.B" style:family="table-column">
      <style:table-column-properties style:column-width="1.1153in" style:rel-column-width="10923*"/>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Quotations">
      <style:text-properties officeooo:rsid="002daf9d" officeooo:paragraph-rsid="002daf9d"/>
    </style:style>
    <style:style style:name="P2" style:family="paragraph" style:parent-style-name="Quotations">
      <style:text-properties officeooo:rsid="00308e5a" officeooo:paragraph-rsid="00308e5a"/>
    </style:style>
    <style:style style:name="P3" style:family="paragraph" style:parent-style-name="Standard">
      <style:paragraph-properties fo:text-align="center" style:justify-single-word="false"/>
      <style:text-properties officeooo:rsid="00185d09" officeooo:paragraph-rsid="00185d09"/>
    </style:style>
    <style:style style:name="P4" style:family="paragraph" style:parent-style-name="Standard">
      <style:paragraph-properties fo:text-align="start" style:justify-single-word="false"/>
      <style:text-properties officeooo:rsid="00185d09" officeooo:paragraph-rsid="00185d09"/>
    </style:style>
    <style:style style:name="P5" style:family="paragraph" style:parent-style-name="Standard">
      <style:paragraph-properties fo:text-align="start" style:justify-single-word="false"/>
      <style:text-properties officeooo:rsid="00185d09" officeooo:paragraph-rsid="0018734f"/>
    </style:style>
    <style:style style:name="P6" style:family="paragraph" style:parent-style-name="Standard">
      <style:paragraph-properties fo:text-align="start" style:justify-single-word="false"/>
      <style:text-properties officeooo:rsid="001b0222" officeooo:paragraph-rsid="001b0222"/>
    </style:style>
    <style:style style:name="P7" style:family="paragraph" style:parent-style-name="Standard">
      <style:paragraph-properties fo:text-align="start" style:justify-single-word="false"/>
      <style:text-properties officeooo:rsid="001b0222" officeooo:paragraph-rsid="001bb841"/>
    </style:style>
    <style:style style:name="P8" style:family="paragraph" style:parent-style-name="Standard">
      <style:paragraph-properties fo:text-align="start" style:justify-single-word="false"/>
      <style:text-properties officeooo:rsid="001bb841" officeooo:paragraph-rsid="001bb841"/>
    </style:style>
    <style:style style:name="P9" style:family="paragraph" style:parent-style-name="Standard">
      <style:paragraph-properties fo:text-align="start" style:justify-single-word="false"/>
      <style:text-properties officeooo:rsid="001f761e" officeooo:paragraph-rsid="001f761e"/>
    </style:style>
    <style:style style:name="P10" style:family="paragraph" style:parent-style-name="Standard">
      <style:paragraph-properties fo:text-align="start" style:justify-single-word="false"/>
      <style:text-properties officeooo:rsid="0024d085" officeooo:paragraph-rsid="0024d085"/>
    </style:style>
    <style:style style:name="P11" style:family="paragraph" style:parent-style-name="Standard">
      <style:paragraph-properties fo:text-align="start" style:justify-single-word="false"/>
      <style:text-properties fo:font-style="italic" officeooo:rsid="00185d09" officeooo:paragraph-rsid="0018734f" style:font-style-asian="italic" style:font-style-complex="italic"/>
    </style:style>
    <style:style style:name="P12" style:family="paragraph" style:parent-style-name="Standard">
      <style:paragraph-properties fo:text-align="start" style:justify-single-word="false"/>
      <style:text-properties officeooo:rsid="0025bdfd" officeooo:paragraph-rsid="0025bdfd"/>
    </style:style>
    <style:style style:name="P13" style:family="paragraph" style:parent-style-name="Standard">
      <style:paragraph-properties fo:text-align="start" style:justify-single-word="false"/>
      <style:text-properties officeooo:rsid="0025bdfd" officeooo:paragraph-rsid="002c47f3"/>
    </style:style>
    <style:style style:name="P14" style:family="paragraph" style:parent-style-name="Standard">
      <style:paragraph-properties fo:text-align="start" style:justify-single-word="false"/>
      <style:text-properties officeooo:rsid="0025bdfd" officeooo:paragraph-rsid="002c7d2f"/>
    </style:style>
    <style:style style:name="P15" style:family="paragraph" style:parent-style-name="Standard">
      <style:paragraph-properties fo:text-align="start" style:justify-single-word="false"/>
      <style:text-properties officeooo:rsid="0025bdfd" officeooo:paragraph-rsid="0027c008"/>
    </style:style>
    <style:style style:name="P16" style:family="paragraph" style:parent-style-name="Standard">
      <style:paragraph-properties fo:text-align="start" style:justify-single-word="false"/>
      <style:text-properties officeooo:rsid="00269062" officeooo:paragraph-rsid="00269062"/>
    </style:style>
    <style:style style:name="P17" style:family="paragraph" style:parent-style-name="Standard">
      <style:paragraph-properties fo:text-align="start" style:justify-single-word="false"/>
      <style:text-properties officeooo:rsid="0027c008" officeooo:paragraph-rsid="0027c008"/>
    </style:style>
    <style:style style:name="P18" style:family="paragraph" style:parent-style-name="Standard">
      <style:paragraph-properties fo:text-align="start" style:justify-single-word="false"/>
      <style:text-properties officeooo:rsid="00292be8" officeooo:paragraph-rsid="00292be8"/>
    </style:style>
    <style:style style:name="P19" style:family="paragraph" style:parent-style-name="Standard">
      <style:paragraph-properties fo:text-align="start" style:justify-single-word="false"/>
      <style:text-properties officeooo:rsid="002a62fb" officeooo:paragraph-rsid="002a62fb"/>
    </style:style>
    <style:style style:name="P20" style:family="paragraph" style:parent-style-name="Standard">
      <style:paragraph-properties fo:text-align="start" style:justify-single-word="false"/>
      <style:text-properties officeooo:rsid="002c47f3" officeooo:paragraph-rsid="002c47f3"/>
    </style:style>
    <style:style style:name="P21" style:family="paragraph" style:parent-style-name="Standard">
      <style:paragraph-properties fo:text-align="start" style:justify-single-word="false"/>
      <style:text-properties officeooo:rsid="002c7d2f" officeooo:paragraph-rsid="002c7d2f"/>
    </style:style>
    <style:style style:name="P22" style:family="paragraph" style:parent-style-name="Standard">
      <style:paragraph-properties fo:text-align="start" style:justify-single-word="false"/>
      <style:text-properties officeooo:rsid="002daf9d" officeooo:paragraph-rsid="002daf9d"/>
    </style:style>
    <style:style style:name="P23" style:family="paragraph" style:parent-style-name="Standard">
      <style:text-properties officeooo:rsid="00306dce" officeooo:paragraph-rsid="00306dce"/>
    </style:style>
    <style:style style:name="P24" style:family="paragraph" style:parent-style-name="Standard">
      <style:paragraph-properties fo:text-align="start" style:justify-single-word="false"/>
      <style:text-properties officeooo:rsid="00306dce" officeooo:paragraph-rsid="00308e5a"/>
    </style:style>
    <style:style style:name="P25" style:family="paragraph" style:parent-style-name="Standard">
      <style:text-properties officeooo:rsid="00306dce" officeooo:paragraph-rsid="00308e5a"/>
    </style:style>
    <style:style style:name="P26" style:family="paragraph" style:parent-style-name="Standard">
      <style:text-properties officeooo:rsid="00306dce" officeooo:paragraph-rsid="0032fc66"/>
    </style:style>
    <style:style style:name="P27" style:family="paragraph" style:parent-style-name="Standard">
      <style:text-properties officeooo:rsid="00308e5a" officeooo:paragraph-rsid="00308e5a"/>
    </style:style>
    <style:style style:name="P28" style:family="paragraph" style:parent-style-name="Standard">
      <style:paragraph-properties fo:text-align="start" style:justify-single-word="false"/>
      <style:text-properties officeooo:rsid="00308e5a" officeooo:paragraph-rsid="00308e5a"/>
    </style:style>
    <style:style style:name="P29" style:family="paragraph" style:parent-style-name="Standard">
      <style:text-properties officeooo:rsid="00366e75" officeooo:paragraph-rsid="00366e75"/>
    </style:style>
    <style:style style:name="P30" style:family="paragraph" style:parent-style-name="Standard">
      <style:text-properties officeooo:rsid="00388b18" officeooo:paragraph-rsid="00388b18"/>
    </style:style>
    <style:style style:name="P31" style:family="paragraph" style:parent-style-name="Standard">
      <style:paragraph-properties fo:text-align="start" style:justify-single-word="false"/>
      <style:text-properties officeooo:rsid="0051b76d" officeooo:paragraph-rsid="0051b76d"/>
    </style:style>
    <style:style style:name="P32" style:family="paragraph" style:parent-style-name="Standard">
      <style:paragraph-properties fo:text-align="start" style:justify-single-word="false"/>
      <style:text-properties officeooo:rsid="00242741" officeooo:paragraph-rsid="00242741"/>
    </style:style>
    <style:style style:name="P33" style:family="paragraph" style:parent-style-name="Standard">
      <style:paragraph-properties fo:text-align="start" style:justify-single-word="false"/>
      <style:text-properties officeooo:rsid="0057250c" officeooo:paragraph-rsid="0057250c"/>
    </style:style>
    <style:style style:name="P34" style:family="paragraph" style:parent-style-name="Standard">
      <style:paragraph-properties fo:text-align="start" style:justify-single-word="false"/>
      <style:text-properties officeooo:rsid="005c34d9" officeooo:paragraph-rsid="00dc89c5"/>
    </style:style>
    <style:style style:name="P35" style:family="paragraph" style:parent-style-name="Standard">
      <style:paragraph-properties fo:text-align="start" style:justify-single-word="false"/>
      <style:text-properties officeooo:rsid="005c34d9" officeooo:paragraph-rsid="00de5138"/>
    </style:style>
    <style:style style:name="P36" style:family="paragraph" style:parent-style-name="Standard">
      <style:paragraph-properties fo:text-align="start" style:justify-single-word="false"/>
      <style:text-properties officeooo:rsid="005df79d" officeooo:paragraph-rsid="005df79d"/>
    </style:style>
    <style:style style:name="P37" style:family="paragraph" style:parent-style-name="Standard">
      <style:paragraph-properties fo:text-align="start" style:justify-single-word="false"/>
      <style:text-properties officeooo:rsid="005df79d" officeooo:paragraph-rsid="00d2eb38"/>
    </style:style>
    <style:style style:name="P38" style:family="paragraph" style:parent-style-name="Standard">
      <style:text-properties officeooo:rsid="0062640c" officeooo:paragraph-rsid="00d3aeff"/>
    </style:style>
    <style:style style:name="P39" style:family="paragraph" style:parent-style-name="Standard">
      <style:text-properties officeooo:rsid="006314c9" officeooo:paragraph-rsid="006314c9"/>
    </style:style>
    <style:style style:name="P40" style:family="paragraph" style:parent-style-name="Standard">
      <style:text-properties officeooo:rsid="003f9259" officeooo:paragraph-rsid="003f9259"/>
    </style:style>
    <style:style style:name="P41" style:family="paragraph" style:parent-style-name="Standard">
      <style:text-properties officeooo:rsid="0066d77a" officeooo:paragraph-rsid="00c91f27"/>
    </style:style>
    <style:style style:name="P42" style:family="paragraph" style:parent-style-name="Standard">
      <style:text-properties officeooo:rsid="006ae761" officeooo:paragraph-rsid="00c91f27"/>
    </style:style>
    <style:style style:name="P43" style:family="paragraph" style:parent-style-name="Standard">
      <style:text-properties officeooo:rsid="006afec1" officeooo:paragraph-rsid="006afec1"/>
    </style:style>
    <style:style style:name="P44" style:family="paragraph" style:parent-style-name="Standard">
      <style:text-properties officeooo:rsid="006e32e9" officeooo:paragraph-rsid="006e32e9"/>
    </style:style>
    <style:style style:name="P45" style:family="paragraph" style:parent-style-name="Standard">
      <style:text-properties officeooo:rsid="0078083c" officeooo:paragraph-rsid="0078083c"/>
    </style:style>
    <style:style style:name="P46" style:family="paragraph" style:parent-style-name="Standard">
      <style:text-properties officeooo:rsid="0078083c" officeooo:paragraph-rsid="00e92b57"/>
    </style:style>
    <style:style style:name="P47" style:family="paragraph" style:parent-style-name="Standard">
      <style:text-properties officeooo:rsid="007b2db2" officeooo:paragraph-rsid="00e92b57"/>
    </style:style>
    <style:style style:name="P48" style:family="paragraph" style:parent-style-name="Standard">
      <style:text-properties officeooo:rsid="0085fc12" officeooo:paragraph-rsid="00e92b57"/>
    </style:style>
    <style:style style:name="P49" style:family="paragraph" style:parent-style-name="Standard">
      <style:text-properties officeooo:rsid="008cbb62" officeooo:paragraph-rsid="00e92b57"/>
    </style:style>
    <style:style style:name="P50" style:family="paragraph" style:parent-style-name="Standard">
      <style:paragraph-properties fo:text-align="start" style:justify-single-word="false"/>
      <style:text-properties officeooo:rsid="00955add" officeooo:paragraph-rsid="002c7d2f"/>
    </style:style>
    <style:style style:name="P51" style:family="paragraph" style:parent-style-name="Standard">
      <style:text-properties officeooo:rsid="00a996a0"/>
    </style:style>
    <style:style style:name="P52" style:family="paragraph" style:parent-style-name="Standard">
      <style:text-properties officeooo:rsid="00c0d86c"/>
    </style:style>
    <style:style style:name="P53" style:family="paragraph" style:parent-style-name="Standard">
      <style:paragraph-properties fo:text-align="start" style:justify-single-word="false"/>
      <style:text-properties officeooo:rsid="00d3aeff" officeooo:paragraph-rsid="00d3aeff"/>
    </style:style>
    <style:style style:name="P54" style:family="paragraph" style:parent-style-name="Standard">
      <style:text-properties officeooo:rsid="00d3aeff" officeooo:paragraph-rsid="00d3aeff"/>
    </style:style>
    <style:style style:name="P55" style:family="paragraph" style:parent-style-name="Standard">
      <style:paragraph-properties fo:text-align="start" style:justify-single-word="false"/>
      <style:text-properties officeooo:rsid="00d4f771" officeooo:paragraph-rsid="00d4f771"/>
    </style:style>
    <style:style style:name="P56" style:family="paragraph" style:parent-style-name="Standard">
      <style:paragraph-properties fo:text-align="start" style:justify-single-word="false"/>
      <style:text-properties officeooo:rsid="00d63755" officeooo:paragraph-rsid="00d63755"/>
    </style:style>
    <style:style style:name="P57" style:family="paragraph" style:parent-style-name="Standard">
      <style:paragraph-properties fo:text-align="start" style:justify-single-word="false"/>
      <style:text-properties officeooo:rsid="00e0e3ff" officeooo:paragraph-rsid="005df79d"/>
    </style:style>
    <style:style style:name="P58" style:family="paragraph" style:parent-style-name="Standard">
      <style:paragraph-properties fo:text-align="start" style:justify-single-word="false"/>
      <style:text-properties officeooo:rsid="00e0e3ff" officeooo:paragraph-rsid="00e0e3ff"/>
    </style:style>
    <style:style style:name="P59" style:family="paragraph" style:parent-style-name="Standard">
      <style:text-properties officeooo:rsid="00e3b791"/>
    </style:style>
    <style:style style:name="P60" style:family="paragraph" style:parent-style-name="Standard">
      <style:text-properties officeooo:rsid="00e3b791" officeooo:paragraph-rsid="00e3b791"/>
    </style:style>
    <style:style style:name="P61" style:family="paragraph" style:parent-style-name="Standard">
      <style:text-properties officeooo:paragraph-rsid="00e3b791"/>
    </style:style>
    <style:style style:name="P62" style:family="paragraph" style:parent-style-name="Standard">
      <style:text-properties officeooo:rsid="00e45842" officeooo:paragraph-rsid="00e45842"/>
    </style:style>
    <style:style style:name="P63" style:family="paragraph" style:parent-style-name="Standard">
      <style:text-properties officeooo:paragraph-rsid="00e45842"/>
    </style:style>
    <style:style style:name="P64" style:family="paragraph" style:parent-style-name="Table_20_Contents">
      <style:paragraph-properties fo:text-align="center" style:justify-single-word="false"/>
      <style:text-properties officeooo:rsid="00292be8" officeooo:paragraph-rsid="00292be8"/>
    </style:style>
    <style:style style:name="P65" style:family="paragraph" style:parent-style-name="Table_20_Contents">
      <style:paragraph-properties fo:text-align="start" style:justify-single-word="false"/>
      <style:text-properties fo:font-weight="bold" officeooo:rsid="00292be8" officeooo:paragraph-rsid="00292be8" style:font-weight-asian="bold" style:font-weight-complex="bold"/>
    </style:style>
    <style:style style:name="P66" style:family="paragraph" style:parent-style-name="Table_20_Contents">
      <style:paragraph-properties fo:text-align="start" style:justify-single-word="false"/>
      <style:text-properties fo:font-weight="bold" officeooo:rsid="005df79d" officeooo:paragraph-rsid="005df79d" style:font-weight-asian="bold" style:font-weight-complex="bold"/>
    </style:style>
    <style:style style:name="P67" style:family="paragraph" style:parent-style-name="Table_20_Contents">
      <style:paragraph-properties fo:text-align="center" style:justify-single-word="false"/>
      <style:text-properties fo:font-weight="bold" officeooo:rsid="005df79d" officeooo:paragraph-rsid="005df79d" style:font-weight-asian="bold" style:font-weight-complex="bold"/>
    </style:style>
    <style:style style:name="P68" style:family="paragraph" style:parent-style-name="Table_20_Contents">
      <style:paragraph-properties fo:text-align="center" style:justify-single-word="false"/>
      <style:text-properties fo:font-weight="bold" style:font-weight-asian="bold" style:font-weight-complex="bold"/>
    </style:style>
    <style:style style:name="P69" style:family="paragraph" style:parent-style-name="Table_20_Contents">
      <style:paragraph-properties fo:text-align="center" style:justify-single-word="false"/>
      <style:text-properties officeooo:rsid="002a08bc" officeooo:paragraph-rsid="002a08bc"/>
    </style:style>
    <style:style style:name="P70" style:family="paragraph" style:parent-style-name="Table_20_Contents">
      <style:paragraph-properties fo:text-align="center" style:justify-single-word="false"/>
      <style:text-properties officeooo:rsid="005df79d" officeooo:paragraph-rsid="005df79d"/>
    </style:style>
    <style:style style:name="P71" style:family="paragraph" style:parent-style-name="Table_20_Contents">
      <style:paragraph-properties fo:text-align="center" style:justify-single-word="false"/>
    </style:style>
    <style:style style:name="P72" style:family="paragraph" style:parent-style-name="Standard">
      <style:paragraph-properties fo:break-before="page"/>
      <style:text-properties officeooo:rsid="003bd357" officeooo:paragraph-rsid="003e051e"/>
    </style:style>
    <style:style style:name="P73" style:family="paragraph" style:parent-style-name="Heading_20_3">
      <style:paragraph-properties fo:break-before="page"/>
    </style:style>
    <style:style style:name="P74" style:family="paragraph" style:parent-style-name="Standard">
      <style:paragraph-properties fo:text-align="start" style:justify-single-word="false"/>
      <style:text-properties officeooo:rsid="00de5138" officeooo:paragraph-rsid="00de5138"/>
    </style:style>
    <style:style style:name="P75" style:family="paragraph" style:parent-style-name="Standard">
      <style:paragraph-properties fo:text-align="start" style:justify-single-word="false"/>
      <style:text-properties officeooo:rsid="001d8364" officeooo:paragraph-rsid="001bb841"/>
    </style:style>
    <style:style style:name="P76" style:family="paragraph" style:parent-style-name="Standard">
      <style:paragraph-properties fo:text-align="start" style:justify-single-word="false"/>
      <style:text-properties officeooo:rsid="00716f18" officeooo:paragraph-rsid="00d2eb38"/>
    </style:style>
    <style:style style:name="P77" style:family="paragraph" style:parent-style-name="Standard" style:list-style-name="L1">
      <style:paragraph-properties fo:text-align="start" style:justify-single-word="false"/>
      <style:text-properties officeooo:rsid="00d3aeff" officeooo:paragraph-rsid="00e0e3ff"/>
    </style:style>
    <style:style style:name="P78" style:family="paragraph" style:parent-style-name="Standard" style:list-style-name="L2">
      <style:paragraph-properties fo:text-align="start" style:justify-single-word="false"/>
      <style:text-properties officeooo:rsid="001f761e" officeooo:paragraph-rsid="001f761e"/>
    </style:style>
    <style:style style:name="P79" style:family="paragraph" style:parent-style-name="Standard" style:list-style-name="L2">
      <style:paragraph-properties fo:text-align="start" style:justify-single-word="false"/>
      <style:text-properties officeooo:rsid="00242741" officeooo:paragraph-rsid="00242741"/>
    </style:style>
    <style:style style:name="P80" style:family="paragraph" style:parent-style-name="Standard">
      <style:text-properties officeooo:rsid="00e3b791" officeooo:paragraph-rsid="00e3b791"/>
    </style:style>
    <style:style style:name="P81" style:family="paragraph" style:parent-style-name="Standard">
      <style:paragraph-properties fo:text-align="start" style:justify-single-word="false"/>
      <style:text-properties officeooo:rsid="002daf9d" officeooo:paragraph-rsid="0031aa20"/>
    </style:style>
    <style:style style:name="P82" style:family="paragraph" style:parent-style-name="Standard">
      <style:text-properties fo:font-size="8pt" officeooo:rsid="008cbb62" officeooo:paragraph-rsid="0078083c" style:font-size-asian="8pt" style:font-size-complex="8pt"/>
    </style:style>
    <style:style style:name="P83" style:family="paragraph" style:parent-style-name="Standard">
      <style:text-properties officeooo:rsid="0078083c" officeooo:paragraph-rsid="00e92b57"/>
    </style:style>
    <style:style style:name="P84" style:family="paragraph" style:parent-style-name="Standard">
      <style:text-properties officeooo:rsid="00ee9197" officeooo:paragraph-rsid="00ee9197"/>
    </style:style>
    <style:style style:name="P85" style:family="paragraph" style:parent-style-name="Heading_20_2">
      <style:paragraph-properties fo:break-before="page"/>
    </style:style>
    <style:style style:name="P86" style:family="paragraph">
      <loext:graphic-properties draw:fill-color="#ffffff"/>
      <style:paragraph-properties fo:text-align="center"/>
    </style:style>
    <style:style style:name="P87" style:family="paragraph">
      <style:paragraph-properties fo:text-align="center"/>
    </style:style>
    <style:style style:name="P88" style:family="paragraph">
      <loext:graphic-properties draw:fill="none" draw:fill-color="#ffffff"/>
    </style:style>
    <style:style style:name="P89" style:family="paragraph">
      <loext:graphic-properties draw:fill="none" draw:fill-color="#ffffff"/>
      <style:text-properties fo:font-size="12pt"/>
    </style:style>
    <style:style style:name="T1" style:family="text">
      <style:text-properties officeooo:rsid="001bb841"/>
    </style:style>
    <style:style style:name="T2" style:family="text">
      <style:text-properties officeooo:rsid="00242741"/>
    </style:style>
    <style:style style:name="T3" style:family="text">
      <style:text-properties officeooo:rsid="0025bdfd"/>
    </style:style>
    <style:style style:name="T4" style:family="text">
      <style:text-properties officeooo:rsid="0027c008"/>
    </style:style>
    <style:style style:name="T5" style:family="text">
      <style:text-properties officeooo:rsid="00292be8"/>
    </style:style>
    <style:style style:name="T6" style:family="text">
      <style:text-properties style:text-position="sub 58%"/>
    </style:style>
    <style:style style:name="T7" style:family="text">
      <style:text-properties officeooo:rsid="002a62fb"/>
    </style:style>
    <style:style style:name="T8" style:family="text">
      <style:text-properties officeooo:rsid="002c7d2f"/>
    </style:style>
    <style:style style:name="T9" style:family="text">
      <style:text-properties officeooo:rsid="002daf9d"/>
    </style:style>
    <style:style style:name="T10" style:family="text">
      <style:text-properties officeooo:rsid="002f1bc5"/>
    </style:style>
    <style:style style:name="T11" style:family="text">
      <style:text-properties officeooo:rsid="00306dce"/>
    </style:style>
    <style:style style:name="T12" style:family="text">
      <style:text-properties officeooo:rsid="00308e5a"/>
    </style:style>
    <style:style style:name="T13" style:family="text">
      <style:text-properties officeooo:rsid="0032fc66"/>
    </style:style>
    <style:style style:name="T14" style:family="text">
      <style:text-properties officeooo:rsid="0036b545"/>
    </style:style>
    <style:style style:name="T15" style:family="text">
      <style:text-properties officeooo:rsid="00384098"/>
    </style:style>
    <style:style style:name="T16" style:family="text">
      <style:text-properties officeooo:rsid="003f9259"/>
    </style:style>
    <style:style style:name="T17" style:family="text">
      <style:text-properties officeooo:rsid="004250e1"/>
    </style:style>
    <style:style style:name="T18" style:family="text">
      <style:text-properties officeooo:rsid="00468211"/>
    </style:style>
    <style:style style:name="T19" style:family="text">
      <style:text-properties officeooo:rsid="00475af4"/>
    </style:style>
    <style:style style:name="T20" style:family="text">
      <style:text-properties officeooo:rsid="004d956a"/>
    </style:style>
    <style:style style:name="T21" style:family="text">
      <style:text-properties officeooo:rsid="004f9150"/>
    </style:style>
    <style:style style:name="T22" style:family="text">
      <style:text-properties officeooo:rsid="004fa006"/>
    </style:style>
    <style:style style:name="T23" style:family="text">
      <style:text-properties officeooo:rsid="0051b76d"/>
    </style:style>
    <style:style style:name="T24" style:family="text">
      <style:text-properties officeooo:rsid="0051f338"/>
    </style:style>
    <style:style style:name="T25" style:family="text">
      <style:text-properties officeooo:rsid="0055f916"/>
    </style:style>
    <style:style style:name="T26" style:family="text">
      <style:text-properties officeooo:rsid="0057250c"/>
    </style:style>
    <style:style style:name="T27" style:family="text">
      <style:text-properties officeooo:rsid="0057d58a"/>
    </style:style>
    <style:style style:name="T28" style:family="text">
      <style:text-properties officeooo:rsid="0058afa7"/>
    </style:style>
    <style:style style:name="T29" style:family="text">
      <style:text-properties officeooo:rsid="0058b1a2"/>
    </style:style>
    <style:style style:name="T30" style:family="text">
      <style:text-properties officeooo:rsid="005b0414"/>
    </style:style>
    <style:style style:name="T31" style:family="text">
      <style:text-properties officeooo:rsid="005df79d"/>
    </style:style>
    <style:style style:name="T32" style:family="text">
      <style:text-properties officeooo:rsid="006314c9"/>
    </style:style>
    <style:style style:name="T33" style:family="text">
      <style:text-properties fo:font-size="8pt" style:font-size-asian="8pt" style:font-size-complex="8pt"/>
    </style:style>
    <style:style style:name="T34" style:family="text">
      <style:text-properties style:text-position="super 58%"/>
    </style:style>
    <style:style style:name="T35" style:family="text">
      <style:text-properties style:text-position="super 58%" officeooo:rsid="003f9259"/>
    </style:style>
    <style:style style:name="T36" style:family="text">
      <style:text-properties style:text-position="super 58%" officeooo:rsid="0078083c"/>
    </style:style>
    <style:style style:name="T37" style:family="text">
      <style:text-properties style:text-position="super 58%" officeooo:rsid="007b2db2"/>
    </style:style>
    <style:style style:name="T38" style:family="text">
      <style:text-properties style:text-position="super 58%" officeooo:rsid="00761b60"/>
    </style:style>
    <style:style style:name="T39" style:family="text">
      <style:text-properties officeooo:rsid="006e83a1"/>
    </style:style>
    <style:style style:name="T40" style:family="text">
      <style:text-properties officeooo:rsid="00702aba"/>
    </style:style>
    <style:style style:name="T41" style:family="text">
      <style:text-properties officeooo:rsid="00761b60"/>
    </style:style>
    <style:style style:name="T42" style:family="text">
      <style:text-properties officeooo:rsid="0078083c"/>
    </style:style>
    <style:style style:name="T43" style:family="text">
      <style:text-properties officeooo:rsid="007b2db2"/>
    </style:style>
    <style:style style:name="T44" style:family="text">
      <style:text-properties officeooo:rsid="009cb024"/>
    </style:style>
    <style:style style:name="T45" style:family="text">
      <style:text-properties officeooo:rsid="00b12fbd"/>
    </style:style>
    <style:style style:name="T46" style:family="text">
      <style:text-properties officeooo:rsid="00badf12"/>
    </style:style>
    <style:style style:name="T47" style:family="text">
      <style:text-properties officeooo:rsid="00bc4713"/>
    </style:style>
    <style:style style:name="T48" style:family="text">
      <style:text-properties officeooo:rsid="00c5f41b"/>
    </style:style>
    <style:style style:name="T49" style:family="text">
      <style:text-properties officeooo:rsid="00c91f27"/>
    </style:style>
    <style:style style:name="T50" style:family="text">
      <style:text-properties officeooo:rsid="00d01209"/>
    </style:style>
    <style:style style:name="T51" style:family="text">
      <style:text-properties officeooo:rsid="00d4f771"/>
    </style:style>
    <style:style style:name="T52" style:family="text">
      <style:text-properties officeooo:rsid="00d63755"/>
    </style:style>
    <style:style style:name="T53" style:family="text">
      <style:text-properties style:text-position="0% 100%"/>
    </style:style>
    <style:style style:name="T54" style:family="text">
      <style:text-properties style:text-position="0% 100%" officeooo:rsid="007b2db2"/>
    </style:style>
    <style:style style:name="T55" style:family="text">
      <style:text-properties style:text-position="0% 100%" officeooo:rsid="0078083c"/>
    </style:style>
    <style:style style:name="T56" style:family="text">
      <style:text-properties style:text-position="0% 100%" officeooo:rsid="00e1c5f0"/>
    </style:style>
    <style:style style:name="T57" style:family="text">
      <style:text-properties officeooo:rsid="00d9369c"/>
    </style:style>
    <style:style style:name="T58" style:family="text">
      <style:text-properties officeooo:rsid="00d97195"/>
    </style:style>
    <style:style style:name="T59" style:family="text">
      <style:text-properties officeooo:rsid="00da5b02"/>
    </style:style>
    <style:style style:name="T60" style:family="text">
      <style:text-properties officeooo:rsid="00de5138"/>
    </style:style>
    <style:style style:name="T61" style:family="text">
      <style:text-properties officeooo:rsid="00e0e3ff"/>
    </style:style>
    <style:style style:name="T62" style:family="text">
      <style:text-properties officeooo:rsid="00e3b791"/>
    </style:style>
    <style:style style:name="T63" style:family="text">
      <style:text-properties officeooo:rsid="00e45842"/>
    </style:style>
    <style:style style:name="T64" style:family="text">
      <style:text-properties officeooo:rsid="00e6a813"/>
    </style:style>
    <style:style style:name="T65" style:family="text">
      <style:text-properties officeooo:rsid="00e92b57"/>
    </style:style>
    <style:style style:name="T66" style:family="text">
      <style:text-properties officeooo:rsid="00ec1dbd"/>
    </style:style>
    <style:style style:name="T67" style:family="text">
      <style:text-properties officeooo:rsid="00ec5c3a"/>
    </style:style>
    <style:style style:name="T68" style:family="text">
      <style:text-properties officeooo:rsid="00ecb1b0"/>
    </style:style>
    <style:style style:name="T69" style:family="text">
      <style:text-properties officeooo:rsid="00ee1d42"/>
    </style:style>
    <style:style style:name="T70" style:family="text">
      <style:text-properties officeooo:rsid="00ee9197"/>
    </style:style>
    <style:style style:name="T71" style:family="text">
      <style:text-properties fo:font-size="12pt"/>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5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6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3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3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9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fo:min-height="0.0835in" fo:min-width="0.76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2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min-height="1.2339in" fo:min-width="0.81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33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26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2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3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3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53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3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textarea-horizontal-align="justify" draw:textarea-vertical-align="middle" draw:auto-grow-height="false" fo:min-height="0.1398in" fo:min-width="0.1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25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3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textarea-horizontal-align="justify" draw:textarea-vertical-align="middle" draw:auto-grow-height="false" fo:min-height="0.072in" fo:min-width="0.30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textarea-horizontal-align="justify" draw:textarea-vertical-align="middle" draw:auto-grow-height="false" fo:min-height="0.3102in" fo:min-width="0.0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textarea-horizontal-align="justify" draw:textarea-vertical-align="middle" draw:auto-grow-height="false" fo:min-height="0.0909in" fo:min-width="0.6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marker-start=""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ath semantics</text:p>
      <text:p text:style-name="P3">by Sven Nilsen, 2016-<text:span text:style-name="T31">2019</text:span></text:p>
      <text:p text:style-name="P4"/>
      <text:p text:style-name="P10">Abstract:</text:p>
      <text:p text:style-name="P11">Path semantics is used to study foundations of mathematic<text:span text:style-name="T30">al</text:span> and programming languages. It is useful because it defines a<text:span text:style-name="T30">n informal, yet</text:span> precise semantics <text:span text:style-name="T69">enough to “bootstrap” into existing mathematical languages,</text:span> without <text:span text:style-name="T69">requiring </text:span>a <text:span text:style-name="T25">specific </text:span>language <text:span text:style-name="T25">implementation.</text:span></text:p>
      <text:p text:style-name="P5"/>
      <text:p text:style-name="P6"><text:span text:style-name="T66">F</text:span>ormal languages<text:span text:style-name="T34"><text:reference-ref text:reference-format="text" text:ref-name="5">[1]</text:reference-ref></text:span> that can express <text:span text:style-name="T1">sentences conforming to</text:span> path semantics<text:span text:style-name="T34"><text:reference-ref text:reference-format="text" text:ref-name="6">[2]</text:reference-ref></text:span> give a formal way of <text:span text:style-name="T66">checking for</text:span> <text:span text:style-name="T1">meaningful statements</text:span>.</text:p>
      <text:p text:style-name="P5"/>
      <text:p text:style-name="P5"><draw:frame text:anchor-type="paragraph" draw:z-index="4" draw:name="Shape4" draw:style-name="gr3" draw:text-style-name="P88" svg:width="1.6224in" svg:height="0.2559in" svg:x="3.5311in" svg:y="0.0862in"><draw:text-box><text:p>path semantics</text:p></draw:text-box></draw:frame></text:p>
      <text:p text:style-name="P5"><draw:line text:anchor-type="paragraph" draw:z-index="1" draw:name="Shape1" draw:style-name="gr2" draw:text-style-name="P87" svg:x1="3.1138in" svg:y1="0.0634in" svg:x2="1.7047in" svg:y2="2.2835in"><text:p/></draw:line><draw:line text:anchor-type="paragraph" draw:z-index="2" draw:name="Shape2" draw:style-name="gr2" draw:text-style-name="P87" svg:x1="3.1138in" svg:y1="0.0634in" svg:x2="4.7358in" svg:y2="2.2835in"><text:p/></draw:line><draw:line text:anchor-type="paragraph" draw:z-index="5" draw:name="Shape5" draw:style-name="gr4" draw:text-style-name="P87" svg:x1="3.4291in" svg:y1="0.0236in" svg:x2="3.1138in" svg:y2="0.0634in"><text:p/></draw:line><draw:frame text:anchor-type="paragraph" draw:z-index="6" draw:name="Shape6" draw:style-name="gr5" draw:text-style-name="P88" svg:width="0.9921in" svg:height="0.2921in" svg:x="1.7047in" svg:y="0.139in"><draw:text-box><text:p>type theory</text:p></draw:text-box></draw:frame><draw:line text:anchor-type="paragraph" draw:z-index="7" draw:name="Shape7" draw:style-name="gr4" draw:text-style-name="P87" svg:x1="3.1138in" svg:y1="0.1783in" svg:x2="2.5075in" svg:y2="0.2567in"><text:p/></draw:line><draw:line text:anchor-type="paragraph" draw:z-index="15" draw:name="Shape15" draw:style-name="gr4" draw:text-style-name="P87" svg:x1="3.1535in" svg:y1="0.1701in" svg:x2="3.6965in" svg:y2="0.252in"><text:p/></draw:line><draw:frame text:anchor-type="paragraph" draw:z-index="14" draw:name="Shape14" draw:style-name="gr8" draw:text-style-name="P88" svg:width="1.213in" svg:height="0.2606in" svg:x="3.7598in" svg:y="0.15in"><draw:text-box><text:p>computation</text:p></draw:text-box></draw:frame></text:p>
      <text:p text:style-name="P5"><draw:line text:anchor-type="paragraph" draw:z-index="9" draw:name="Shape9" draw:style-name="gr4" draw:text-style-name="P87" svg:x1="3.7362in" svg:y1="0.3327in" svg:x2="3.1772in" svg:y2="0.1752in"><text:p/></draw:line><draw:line text:anchor-type="paragraph" draw:z-index="20" draw:name="Shape20" draw:style-name="gr2" draw:text-style-name="P87" svg:x1="0.9409in" svg:y1="0.1673in" svg:x2="0.5547in" svg:y2="0.7189in"><text:p/></draw:line><draw:line text:anchor-type="paragraph" draw:z-index="21" draw:name="Shape21" draw:style-name="gr2" draw:text-style-name="P87" svg:x1="0.9409in" svg:y1="0.1673in" svg:x2="1.3189in" svg:y2="0.7189in"><text:p/></draw:line><draw:line text:anchor-type="paragraph" draw:z-index="23" draw:name="Shape23" draw:style-name="gr4" draw:text-style-name="P87" svg:x1="1.6256in" svg:y1="0.0654in" svg:x2="0.9409in" svg:y2="0.1673in"><text:p/></draw:line></text:p>
      <text:p text:style-name="P5"><draw:frame text:anchor-type="paragraph" draw:z-index="10" draw:name="Shape10" draw:style-name="gr6" draw:text-style-name="P88" svg:width="0.8425in" svg:height="0.276in" svg:x="1.7047in" svg:y="0.102in"><draw:text-box><text:p>numbers</text:p></draw:text-box></draw:frame><draw:line text:anchor-type="paragraph" draw:z-index="11" draw:name="Shape11" draw:style-name="gr4" draw:text-style-name="P87" svg:x1="3.0591in" svg:y1="0.0075in" svg:x2="2.3661in" svg:y2="0.2122in"><text:p/></draw:line><draw:line text:anchor-type="paragraph" draw:z-index="13" draw:name="Shape13" draw:style-name="gr4" draw:text-style-name="P87" svg:x1="2.1846in" svg:y1="0.4874in" svg:x2="3.0591in" svg:y2="0.1181in"><text:p/></draw:line><draw:frame text:anchor-type="paragraph" draw:z-index="8" draw:name="Shape8" draw:style-name="gr5" draw:text-style-name="P88" svg:width="1.5122in" svg:height="0.2921in" svg:x="3.7902in" svg:y="0.0272in"><draw:text-box><text:p>boolean algebra</text:p></draw:text-box></draw:frame><draw:line text:anchor-type="paragraph" draw:z-index="17" draw:name="Shape17" draw:style-name="gr4" draw:text-style-name="P87" svg:x1="3.9252in" svg:y1="0.511in" svg:x2="3.248in" svg:y2="0.1409in"><text:p/></draw:line><draw:line text:anchor-type="paragraph" draw:z-index="28" draw:name="Shape28" draw:style-name="gr2" draw:text-style-name="P87" svg:x1="5.8228in" svg:y1="0.1882in" svg:x2="5.5in" svg:y2="0.7791in"><text:p/></draw:line><draw:line text:anchor-type="paragraph" draw:z-index="30" draw:name="Shape30" draw:style-name="gr2" draw:text-style-name="P87" svg:x1="5.8228in" svg:y1="0.1882in" svg:x2="6.1929in" svg:y2="0.7791in"><text:p/></draw:line><draw:line text:anchor-type="paragraph" draw:z-index="31" draw:name="Shape31" draw:style-name="gr4" draw:text-style-name="P87" svg:x1="4.9327in" svg:y1="0.1366in" svg:x2="5.8228in" svg:y2="0.1882in"><text:p/></draw:line></text:p>
      <text:p text:style-name="P5"><draw:frame text:anchor-type="paragraph" draw:z-index="12" draw:name="Shape12" draw:style-name="gr7" draw:text-style-name="P88" svg:width="0.748in" svg:height="0.2677in" svg:x="1.6575in" svg:y="0.1862in"><draw:text-box><text:p>infinity</text:p></draw:text-box></draw:frame><draw:line text:anchor-type="paragraph" draw:z-index="19" draw:name="Shape19" draw:style-name="gr4" draw:text-style-name="P87" svg:x1="2.0591in" svg:y1="0.5555in" svg:x2="3.0272in" svg:y2="0.0756in"><text:p/></draw:line><draw:line text:anchor-type="paragraph" draw:z-index="33" draw:name="Shape33" draw:style-name="gr4" draw:text-style-name="P87" svg:x1="3.248in" svg:y1="0.1071in" svg:x2="4.1142in" svg:y2="0.6189in"><text:p/></draw:line></text:p>
      <text:p text:style-name="P5"><draw:frame text:anchor-type="paragraph" draw:z-index="16" draw:name="Shape16" draw:style-name="gr9" draw:text-style-name="P88" svg:width="0.6303in" svg:height="0.2669in" svg:x="3.9882in" svg:y="0.0102in"><draw:text-box><text:p>lists</text:p></draw:text-box></draw:frame><draw:line text:anchor-type="paragraph" draw:z-index="22" draw:name="Shape22" draw:style-name="gr2" draw:text-style-name="P87" svg:x1="0.5547in" svg:y1="0.1437in" svg:x2="1.2402in" svg:y2="0.1437in"><text:p/></draw:line></text:p>
      <text:p text:style-name="P5"><draw:frame text:anchor-type="paragraph" draw:z-index="18" draw:name="Shape18" draw:style-name="gr10" draw:text-style-name="P88" svg:width="0.4488in" svg:height="0.2835in" svg:x="1.7047in" svg:y="0.078in"><draw:text-box><text:p>sets</text:p></draw:text-box></draw:frame><draw:frame text:anchor-type="paragraph" draw:z-index="32" draw:name="Shape32" draw:style-name="gr11" draw:text-style-name="P88" svg:width="0.9685in" svg:height="0.3232in" svg:x="4.1772in" svg:y="0.1492in"><draw:text-box><text:p>categories</text:p></draw:text-box></draw:frame></text:p>
      <text:p text:style-name="P5"><draw:line text:anchor-type="paragraph" draw:z-index="27" draw:name="Shape27" draw:style-name="gr4" draw:text-style-name="P87" svg:x1="0.9252in" svg:y1="0.2169in" svg:x2="1.626in" svg:y2="0.0362in"><text:p/></draw:line><draw:line text:anchor-type="paragraph" draw:z-index="37" draw:name="Shape37" draw:style-name="gr4" draw:text-style-name="P87" svg:x1="4.9327in" svg:y1="0.0756in" svg:x2="5.752in" svg:y2="0.272in"><text:p/></draw:line><draw:line text:anchor-type="paragraph" draw:z-index="29" draw:name="Shape29" draw:style-name="gr2" draw:text-style-name="P87" svg:x1="5.5in" svg:y1="0.0126in" svg:x2="6.098in" svg:y2="0.0126in"><text:p/></draw:line></text:p>
      <text:p text:style-name="P5"><draw:line text:anchor-type="paragraph" draw:z-index="24" draw:name="Shape24" draw:style-name="gr2" draw:text-style-name="P87" svg:x1="0.9252in" svg:y1="0.0252in" svg:x2="0.5236in" svg:y2="0.687in"><text:p/></draw:line><draw:line text:anchor-type="paragraph" draw:z-index="25" draw:name="Shape25" draw:style-name="gr2" draw:text-style-name="P87" svg:x1="0.9252in" svg:y1="0.0252in" svg:x2="1.3268in" svg:y2="0.6945in"><text:p/></draw:line><draw:line text:anchor-type="paragraph" draw:z-index="34" draw:name="Shape34" draw:style-name="gr2" draw:text-style-name="P87" svg:x1="5.7524in" svg:y1="0.0807in" svg:x2="5.3661in" svg:y2="0.687in"><text:p/></draw:line><draw:line text:anchor-type="paragraph" draw:z-index="36" draw:name="Shape36" draw:style-name="gr2" draw:text-style-name="P87" svg:x1="5.752in" svg:y1="0.0807in" svg:x2="6.1685in" svg:y2="0.7028in"><text:p/></draw:line></text:p>
      <text:p text:style-name="P5"><draw:frame text:anchor-type="paragraph" draw:z-index="38" draw:name="Shape38" draw:style-name="gr12" draw:text-style-name="P88" svg:width="1.6307in" svg:height="0.3543in" svg:x="2.5937in" svg:y="0.1693in"><draw:text-box><text:p>all of mathematics</text:p></draw:text-box></draw:frame></text:p>
      <text:p text:style-name="P5"/>
      <text:p text:style-name="P5"><draw:line text:anchor-type="paragraph" draw:z-index="26" draw:name="Shape26" draw:style-name="gr2" draw:text-style-name="P87" svg:x1="0.5236in" svg:y1="0.1118in" svg:x2="1.2402in" svg:y2="0.1118in"><text:p/></draw:line><draw:line text:anchor-type="paragraph" draw:z-index="35" draw:name="Shape35" draw:style-name="gr2" draw:text-style-name="P87" svg:x1="5.3661in" svg:y1="0.1118in" svg:x2="6.0508in" svg:y2="0.1201in"><text:p/></draw:line></text:p>
      <text:p text:style-name="P5"><draw:line text:anchor-type="paragraph" draw:z-index="3" draw:name="Shape3" draw:style-name="gr2" draw:text-style-name="P87" svg:x1="1.7047in" svg:y1="0.1752in" svg:x2="4.5622in" svg:y2="0.1752in"><text:p/></draw:line></text:p>
      <text:p text:style-name="P5"/>
      <text:p text:style-name="P5"/>
      <text:p text:style-name="P33">This illustration is meant to point out that there are multiple theories of mathematics, that have different strengths and weaknesses. <text:span text:style-name="T27">Path semantics is just one way of looking at the world of math.</text:span></text:p>
      <text:p text:style-name="P33"/>
      <text:p text:style-name="P35">Yet, path semantics itself does not define all of mathematics. It just describes how symbols are used.</text:p>
      <text:p text:style-name="P74">By interpreting how existing tools and techniques in mathematics uses symbols, one can develop a deep intuition of mathematics.</text:p>
      <text:p text:style-name="P34"/>
      <text:p text:style-name="P34">“All of mathematics” is not meaningful to talk about until all of mathematics is defined, which is impossible. Path semantics <text:span text:style-name="T60">is used to “focus on”</text:span> <text:span text:style-name="T50">parts of </text:span>what we mean when we use mathematics.</text:p>
      <text:p text:style-name="P7"/>
      <text:p text:style-name="P75">From path semantics, you can construct any formal language in any way you want, as long there is an interpretation of symbols that does not violate the core axiom of equality.</text:p>
      <text:p text:style-name="P8"/>
      <text:p text:style-name="P32"><text:span text:style-name="T18">There is a</text:span> <text:span text:style-name="T16">lot of</text:span> evidence <text:span text:style-name="T16">that path semantics is powerful. Yet it might be difficult to convince some people that meaning of symbols can be understood through path semantics. This confusion results usually from not understanding the difference between formal and informal languages used for theorem proving</text:span><text:span text:style-name="T35"><text:reference-ref text:reference-format="text" text:ref-name="7">[3]</text:reference-ref></text:span><text:span text:style-name="T16">. The distinction between “formal” and “informal” does not necessarily mean that an informal language is less rigorous than a formal one.</text:span></text:p>
      <text:p text:style-name="P32"/>
      <table:table table:name="Table2" table:style-name="Table2">
        <table:table-column table:style-name="Table2.A" table:number-columns-repeated="3"/>
        <table:table-row>
          <table:table-cell table:style-name="Table2.A1" office:value-type="string">
            <text:p text:style-name="P68"/>
          </table:table-cell>
          <table:table-cell table:style-name="Table2.A1" office:value-type="string">
            <text:p text:style-name="P67">Rigorous</text:p>
          </table:table-cell>
          <table:table-cell table:style-name="Table2.C1" office:value-type="string">
            <text:p text:style-name="P67">Non-rigorous</text:p>
          </table:table-cell>
        </table:table-row>
        <table:table-row>
          <table:table-cell table:style-name="Table2.A2" office:value-type="string">
            <text:p text:style-name="P66">Formal</text:p>
          </table:table-cell>
          <table:table-cell table:style-name="Table2.A2" office:value-type="string">
            <text:p text:style-name="P70">Logic</text:p>
          </table:table-cell>
          <table:table-cell table:style-name="Table2.C2" office:value-type="string">
            <text:p text:style-name="P71">-</text:p>
          </table:table-cell>
        </table:table-row>
        <table:table-row>
          <table:table-cell table:style-name="Table2.A2" office:value-type="string">
            <text:p text:style-name="P66">Informal</text:p>
          </table:table-cell>
          <table:table-cell table:style-name="Table2.A2" office:value-type="string">
            <text:p text:style-name="P70">Path semantics</text:p>
          </table:table-cell>
          <table:table-cell table:style-name="Table2.C2" office:value-type="string">
            <text:p text:style-name="P70">English</text:p>
          </table:table-cell>
        </table:table-row>
      </table:table>
      <text:p text:style-name="P36"><text:soft-page-break/>All formal languages are rigorous, but not all rigorous languages are formal. The rigor that underlies a rigorous informal language is often not <text:span text:style-name="T39">shown </text:span>directly, but assumed from the context that the language is used for informal reasoning. For example, to keep a paper somewhat comprehensible and readable, it is common to leave out steps that are convincingly easy to prove, or possible to prove under various assumptions that are pointed out, <text:span text:style-name="T40">or it might be assumed that a proof exists as a part of the argument</text:span>. This practice is used in mathematics in general.</text:p>
      <text:p text:style-name="P36"/>
      <text:p text:style-name="P57">The practice of mathematics is so similar to path semantics that the only difference is a stricter usage of identity, plus that path semantics develops new syntax for expressing ideas. <text:span text:style-name="T67">This</text:span> is a good thing, because it justifies the way informal theorem proving is done in practical mathematics and programming. One might learn path semantics to improve informal theorem proving skills.</text:p>
      <text:p text:style-name="P37"/>
      <text:p text:style-name="P76">Since path semantics is informal, it does not claim that everything in a paper can be proven in e.g. Set Theory. It has less guarantees: You might not even be able to prove something in practice, perhaps it is too vague, maybe it is not well understood, too complex etc. However, the proof itself might be crystal clear of what it means: Vagueness can be pragmatically powerful to express ideas. Path semantics try to explain how this can happen without making it too complex or too vague.</text:p>
      <text:p text:style-name="P37"/>
      <text:p text:style-name="P53">The benefit of path semantics is that it can describe what we mean when e.g. using equations to describe something else. <text:span text:style-name="T61">A</text:span> common combination is to use path semantics to express new ideas while working on ways to formally reason about them in various ways.</text:p>
      <text:p text:style-name="P53"/>
      <text:list xml:id="list7311943708715065426" text:style-name="L1">
        <text:list-item>
          <text:p text:style-name="P77">Use path semantics to express new ideas</text:p>
        </text:list-item>
        <text:list-item>
          <text:p text:style-name="P77">Use formal languages to model parts of a <text:span text:style-name="T61">new</text:span> idea formally <text:span text:style-name="T61">(or the whole if possible)</text:span></text:p>
        </text:list-item>
      </text:list>
      <text:p text:style-name="P5"/>
      <text:p text:style-name="P58">Path semantics relies on a technique called “bootstrapping”:</text:p>
      <text:p text:style-name="P9"/>
      <text:list xml:id="list821842084732132935" text:style-name="L2">
        <text:list-item>
          <text:p text:style-name="P78">Define an axiom of equality that holds for all path semantics</text:p>
        </text:list-item>
        <text:list-item>
          <text:p text:style-name="P78">Construct a reflective language in path semantics</text:p>
        </text:list-item>
        <text:list-item>
          <text:p text:style-name="P79">Describe formal languages in the reflective language</text:p>
        </text:list-item>
      </text:list>
      <text:p text:style-name="P9"/>
      <text:p text:style-name="P54">The purpose of constructing a reflective language is to get better tools for expressing ideas.</text:p>
      <text:p text:style-name="P54">Even if this reflective language might be hard for formalize, it is possible to check various specific proofs against the core axiom of equality. <text:span text:style-name="T61">It is also a super-set of existing languages that are possible to formalize, e.g. dependent typed languages. This means the only place where intuition is needed, is where an existing formal language is not powerful to express an idea.</text:span></text:p>
      <text:p text:style-name="P38"/>
      <text:p text:style-name="P39">In this paper, I will use the core axiom to construct a language, in an informal way, just simple enough to describe logical gates (AND, OR, NOT etc.).</text:p>
      <text:h text:style-name="P85" text:outline-level="2"><text:span text:style-name="T3">Step 1: </text:span>Axiom of equality <text:span text:style-name="T32">(core axiom)</text:span></text:h>
      <text:p text:style-name="P12">The interpretation of formal languages is about an arrangement of symbols, where a collection of symbols `<text:span text:style-name="T20">F</text:span>` are associat<text:span text:style-name="T20">ed</text:span> with another collection of symbols `<text:span text:style-name="T20">X</text:span>`. This associative connection must not lead to a circular definition, which is expressed as `F &gt; X`. For all such collection<text:span text:style-name="T19">s</text:span> of symbols, an equality expressed as `F = F` is associated with an equality `X = X`:</text:p>
      <text:p text:style-name="P12"/>
      <text:p text:style-name="P12"><draw:frame draw:style-name="fr1" draw:name="Object1" text:anchor-type="as-char" svg:y="-0.272in" svg:width="2.222in" svg:height="0.4457in" draw:z-index="39"><draw:object xlink:href="./Object 1" xlink:type="simple" xlink:show="embed" xlink:actuate="onLoad"/><draw:image xlink:href="./ObjectReplacements/Object 1" xlink:type="simple" xlink:show="embed" xlink:actuate="onLoad"/></draw:frame></text:p>
      <text:p text:style-name="P12"/>
      <text:p text:style-name="P17">This is the axiom of equality, that holds for path semantics.</text:p>
      <text:p text:style-name="P17"/>
      <text:p text:style-name="P53">The axiom is a modification of Leibniz’ law<text:span text:style-name="T34"><text:reference-ref text:reference-format="text" text:ref-name="14">[4]</text:reference-ref></text:span> where propositions are replaced by truth values as collection of symbols. <text:span text:style-name="T51">In informal theorem proving, one can use other formal languages, but in order to determine whether the reasoning works when translating between languages, path semantics expresses predictions that corresponds to particular equations. The semantics of these predictions are “bootstrapped” from the axiom without relying on the semantics of equations.</text:span></text:p>
      <text:p text:style-name="P53"/>
      <text:p text:style-name="P55">The corner stone of path semantics is to define how one talks about other things that might be too complex to formalize. Existing tools, syntax and techniques from standard mathematics is then used to do the theorem proving, while preserving meaning. Path semantics’ power is that it interprets into the language that is suitable for a particular domain of mathematics. <text:span text:style-name="T52">This means that people learning path semantics can use the tools without needing to translate into another language.</text:span></text:p>
      <text:p text:style-name="P17"/>
      <text:h text:style-name="Heading_20_3" text:outline-level="3"><text:span text:style-name="T4">In</text:span>equality</text:h>
      <text:p text:style-name="P17">It follows from the axiom of equality that <text:span text:style-name="T5">there is a similar axiom of inequality:</text:span></text:p>
      <text:p text:style-name="P17"/>
      <text:p text:style-name="P15"><draw:frame draw:style-name="fr1" draw:name="Object3" text:anchor-type="as-char" svg:y="-0.2728in" svg:width="2.2437in" svg:height="0.4465in" draw:z-index="56"><draw:object xlink:href="./Object 3" xlink:type="simple" xlink:show="embed" xlink:actuate="onLoad"/><draw:image xlink:href="./ObjectReplacements/Object 3" xlink:type="simple" xlink:show="embed" xlink:actuate="onLoad"/><svg:desc>formula</svg:desc></draw:frame></text:p>
      <text:p text:style-name="P15"/>
      <text:h text:style-name="Heading_20_3" text:outline-level="3">Inspiration of the axiom</text:h>
      <text:p text:style-name="P56">I used <text:span text:style-name="T42">normal paths</text:span><text:span text:style-name="T36"><text:reference-ref text:reference-format="text" text:ref-name="9">[5]</text:reference-ref></text:span><text:span text:style-name="T42"> </text:span>to do some theorem proving that I found useful, but it was difficult to use them with the same ease as informal theorem proving in <text:span text:style-name="T43">Coq</text:span><text:span text:style-name="T37"><text:reference-ref text:reference-format="text" text:ref-name="10">[6]</text:reference-ref></text:span><text:span text:style-name="T54"> </text:span><text:span text:style-name="T53">and </text:span><text:span text:style-name="T54">Idris</text:span><text:span text:style-name="T37"><text:reference-ref text:reference-format="text" text:ref-name="13">[7]</text:reference-ref></text:span><text:span text:style-name="T55">. </text:span><text:span text:style-name="T53">To justify the informal technique I used, I </text:span><text:span text:style-name="T56">wanted to </text:span><text:span text:style-name="T53">learn more about foundation of mathematics. </text:span><text:span text:style-name="T41">Vladimir Voedvodsky</text:span><text:span text:style-name="T38"><text:reference-ref text:reference-format="text" text:ref-name="8">[8]</text:reference-ref></text:span><text:span text:style-name="T41"> held some recorded lectures about the foundations of mathematics, which I watched. The way he used paths from homotopy to talk about mathematics was inspiring, so I named my idea of extracting hidden functions from within functions after this word: Path. After a while, more and more “paths” were formalized, so I started thinking about them as ways of associating collections of symbols with other collections of symbols. One day I realized that most of mathematics depends on definitions. If I could find an informal axiom that explained how symbols are used, I could use arbitrary definitions to construct more mathematics. To me it was important to express mathematical ideas concisely in the language of functions, so I did not need a formal axiom. I made it part formal and part vague, formal enough so I could “bootstrap” into functional programming.</text:span></text:p>
      <text:h text:style-name="P73" text:outline-level="3">Function<text:span text:style-name="T5">al</text:span> completeness</text:h>
      <text:p text:style-name="P16"><text:span text:style-name="T21">Bits are t</text:span>he simplest collection of symbols that satisfy th<text:span text:style-name="T21">e equality</text:span> axiom. <text:span text:style-name="T57">Consider the axiom as a computer circuit to prove soundness of free variables of bits when</text:span>:</text:p>
      <text:p text:style-name="P16"/>
      <text:p text:style-name="P16"><draw:frame draw:style-name="fr1" draw:name="Object2" text:anchor-type="as-char" svg:y="-0.2689in" svg:width="0.9717in" svg:height="0.4425in" draw:z-index="40"><draw:object xlink:href="./Object 2" xlink:type="simple" xlink:show="embed" xlink:actuate="onLoad"/><draw:image xlink:href="./ObjectReplacements/Object 2" xlink:type="simple" xlink:show="embed" xlink:actuate="onLoad"/></draw:frame></text:p>
      <text:p text:style-name="P16"/>
      <text:p text:style-name="P18">Th<text:span text:style-name="T7">is</text:span> corresponds to a binary logical gate equivalent to NAND:</text:p>
      <text:p text:style-name="P16"/>
      <table:table table:name="Table1" table:style-name="Table1">
        <table:table-column table:style-name="Table1.A"/>
        <table:table-column table:style-name="Table1.B"/>
        <table:table-column table:style-name="Table1.A"/>
        <table:table-column table:style-name="Table1.B" table:number-columns-repeated="2"/>
        <table:table-column table:style-name="Table1.A"/>
        <table:table-row>
          <table:table-cell table:style-name="Table1.A1" office:value-type="string">
            <text:p text:style-name="P65">F<text:span text:style-name="T6">1</text:span></text:p>
          </table:table-cell>
          <table:table-cell table:style-name="Table1.A1" office:value-type="string">
            <text:p text:style-name="P65">X<text:span text:style-name="T6">1</text:span></text:p>
          </table:table-cell>
          <table:table-cell table:style-name="Table1.A1" office:value-type="string">
            <text:p text:style-name="P65">F<text:span text:style-name="T6">0</text:span>=F<text:span text:style-name="T6">1</text:span></text:p>
          </table:table-cell>
          <table:table-cell table:style-name="Table1.A1" office:value-type="string">
            <text:p text:style-name="P65">X<text:span text:style-name="T6">0</text:span>=X<text:span text:style-name="T6">1</text:span></text:p>
          </table:table-cell>
          <table:table-cell table:style-name="Table1.A1" office:value-type="string">
            <text:p text:style-name="P65">Meaningful</text:p>
          </table:table-cell>
          <table:table-cell table:style-name="Table1.F1" office:value-type="string">
            <text:p text:style-name="P65">NAND</text:p>
          </table:table-cell>
        </table:table-row>
        <table:table-row>
          <table:table-cell table:style-name="Table1.A2" office:value-type="string">
            <text:p text:style-name="P64">0</text:p>
          </table:table-cell>
          <table:table-cell table:style-name="Table1.A2" office:value-type="string">
            <text:p text:style-name="P64">0</text:p>
          </table:table-cell>
          <table:table-cell table:style-name="Table1.A2" office:value-type="string">
            <text:p text:style-name="P69">0</text:p>
          </table:table-cell>
          <table:table-cell table:style-name="Table1.A2" office:value-type="string">
            <text:p text:style-name="P69">1</text:p>
          </table:table-cell>
          <table:table-cell table:style-name="Table1.A2" office:value-type="string">
            <text:p text:style-name="P69">1</text:p>
          </table:table-cell>
          <table:table-cell table:style-name="Table1.F2" office:value-type="string">
            <text:p text:style-name="P69">1</text:p>
          </table:table-cell>
        </table:table-row>
        <table:table-row>
          <table:table-cell table:style-name="Table1.A2" office:value-type="string">
            <text:p text:style-name="P64">0</text:p>
          </table:table-cell>
          <table:table-cell table:style-name="Table1.A2" office:value-type="string">
            <text:p text:style-name="P64">1</text:p>
          </table:table-cell>
          <table:table-cell table:style-name="Table1.A2" office:value-type="string">
            <text:p text:style-name="P69">0</text:p>
          </table:table-cell>
          <table:table-cell table:style-name="Table1.A2" office:value-type="string">
            <text:p text:style-name="P69">0</text:p>
          </table:table-cell>
          <table:table-cell table:style-name="Table1.A2" office:value-type="string">
            <text:p text:style-name="P69">1</text:p>
          </table:table-cell>
          <table:table-cell table:style-name="Table1.F2" office:value-type="string">
            <text:p text:style-name="P69">1</text:p>
          </table:table-cell>
        </table:table-row>
        <table:table-row>
          <table:table-cell table:style-name="Table1.A2" office:value-type="string">
            <text:p text:style-name="P64">1</text:p>
          </table:table-cell>
          <table:table-cell table:style-name="Table1.A2" office:value-type="string">
            <text:p text:style-name="P64">0</text:p>
          </table:table-cell>
          <table:table-cell table:style-name="Table1.A2" office:value-type="string">
            <text:p text:style-name="P69">1</text:p>
          </table:table-cell>
          <table:table-cell table:style-name="Table1.A2" office:value-type="string">
            <text:p text:style-name="P69">1</text:p>
          </table:table-cell>
          <table:table-cell table:style-name="Table1.A2" office:value-type="string">
            <text:p text:style-name="P69">1</text:p>
          </table:table-cell>
          <table:table-cell table:style-name="Table1.F2" office:value-type="string">
            <text:p text:style-name="P69">1</text:p>
          </table:table-cell>
        </table:table-row>
        <table:table-row>
          <table:table-cell table:style-name="Table1.A2" office:value-type="string">
            <text:p text:style-name="P64">1</text:p>
          </table:table-cell>
          <table:table-cell table:style-name="Table1.A2" office:value-type="string">
            <text:p text:style-name="P64">1</text:p>
          </table:table-cell>
          <table:table-cell table:style-name="Table1.A2" office:value-type="string">
            <text:p text:style-name="P69">1</text:p>
          </table:table-cell>
          <table:table-cell table:style-name="Table1.A2" office:value-type="string">
            <text:p text:style-name="P69">0</text:p>
          </table:table-cell>
          <table:table-cell table:style-name="Table1.A2" office:value-type="string">
            <text:p text:style-name="P69">0</text:p>
          </table:table-cell>
          <table:table-cell table:style-name="Table1.F2" office:value-type="string">
            <text:p text:style-name="P69">0</text:p>
          </table:table-cell>
        </table:table-row>
      </table:table>
      <text:p text:style-name="P19"/>
      <text:p text:style-name="P19"><text:span text:style-name="T68">Although the axiom of equality is simple, it contains enough complexity to model </text:span>NAND <text:span text:style-name="T68">and</text:span> is <text:span text:style-name="T68">therefore</text:span> functional complete. <text:span text:style-name="T22">A</text:span>ny computation <text:span text:style-name="T22">can be done by connecting NAND</text:span> gate<text:span text:style-name="T21">s together</text:span>.</text:p>
      <text:p text:style-name="P19"/>
      <text:p text:style-name="P20">This deep symmetry of functional completeness, <text:span text:style-name="T8">together with experience from constructing languages from the axiom,</text:span> was used to refine the axiom of equality from the first form</text:p>
      <text:p text:style-name="P20"/>
      <text:p text:style-name="P13"><draw:frame draw:style-name="fr1" draw:name="Object4" text:anchor-type="as-char" svg:y="-0.2728in" svg:width="1.7165in" svg:height="0.4465in" draw:z-index="42"><draw:object xlink:href="./Object 4" xlink:type="simple" xlink:show="embed" xlink:actuate="onLoad"/><draw:image xlink:href="./ObjectReplacements/Object 4" xlink:type="simple" xlink:show="embed" xlink:actuate="onLoad"/><svg:desc>formula</svg:desc></draw:frame></text:p>
      <text:p text:style-name="P13"/>
      <text:p text:style-name="P21">to the final form that give<text:span text:style-name="T59">s</text:span> <text:span text:style-name="T58">symbols in </text:span>formal language<text:span text:style-name="T58">s</text:span> <text:span text:style-name="T58">a</text:span> constructive character:</text:p>
      <text:p text:style-name="P21"/>
      <text:p text:style-name="P14"><draw:frame draw:style-name="fr1" draw:name="Object5" text:anchor-type="as-char" svg:y="-0.272in" svg:width="2.222in" svg:height="0.4457in" draw:z-index="43"><draw:object xlink:href="./Object 5" xlink:type="simple" xlink:show="embed" xlink:actuate="onLoad"/><draw:image xlink:href="./ObjectReplacements/Object 5" xlink:type="simple" xlink:show="embed" xlink:actuate="onLoad"/><svg:desc>formula</svg:desc></draw:frame></text:p>
      <text:p text:style-name="P14"/>
      <text:p text:style-name="P50"/>
      <text:h text:style-name="P85" text:outline-level="2">Step 2: Construct a reflective language in path semantics</text:h>
      <text:p text:style-name="P22">Let us start with a more complex collection of symbols: Words.</text:p>
      <text:p text:style-name="P22"/>
      <text:p text:style-name="P22">In this language we associate <text:span text:style-name="T23">a logical gate `not` with </text:span>an input type `bool`:</text:p>
      <text:p text:style-name="P22"/>
      <text:p text:style-name="P1">not(bool)</text:p>
      <text:p text:style-name="P31">This choice is arbitrary and done simply because we know how `not` gates behave. It makes sense to associate the symbols this way because it follows the axiom of equality. <text:span text:style-name="T9">If somebody says `a = not`, then we know `a` also takes the input type `bool`.</text:span></text:p>
      <text:p text:style-name="P22"/>
      <text:p text:style-name="P22">To describe the output type, we associate `not(bool)` with `bool`:</text:p>
      <text:p text:style-name="P22"/>
      <text:p text:style-name="P1">not(bool) → bool</text:p>
      <text:p text:style-name="P27">This is just creating a collection of symbols out of the two associated symbols, <text:span text:style-name="T13">and then associate this new collection with something else</text:span>.</text:p>
      <text:p text:style-name="P27"/>
      <text:p text:style-name="P25"><draw:frame text:anchor-type="paragraph" draw:z-index="41" draw:name="Shape40" draw:style-name="gr13" draw:text-style-name="P88" svg:width="0.378in" svg:height="0.2996in" svg:x="0.8071in" svg:y="0.0925in"><draw:text-box><text:p>not</text:p></draw:text-box></draw:frame><draw:custom-shape text:anchor-type="paragraph" draw:z-index="44" draw:name="Shape39" draw:style-name="gr14" svg:width="0.874in" svg:height="0.1657in" svg:x="1.1846in" svg:y="0.132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45" draw:name="Shape41" draw:style-name="gr15" draw:text-style-name="P89" svg:width="0.5205in" svg:height="0.2098in" svg:x="2.1772in" svg:y="0.0925in"><draw:text-box><text:p><text:span text:style-name="T71">bool</text:span></text:p></draw:text-box></draw:frame></text:p>
      <text:p text:style-name="P25"/>
      <text:p text:style-name="P25"><draw:custom-shape text:anchor-type="paragraph" draw:z-index="46" draw:name="Shape43" draw:style-name="gr16" svg:width="1.6303in" svg:height="1.4098in" svg:x="0.8071in" svg:y="0.008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5"/>
      <text:p text:style-name="P25"/>
      <text:p text:style-name="P25"/>
      <text:p text:style-name="P25"/>
      <text:p text:style-name="P25"/>
      <text:p text:style-name="P25"/>
      <text:p text:style-name="P25"><draw:frame text:anchor-type="paragraph" draw:z-index="47" draw:name="Shape44" draw:style-name="gr17" draw:text-style-name="P88" svg:width="0.4803in" svg:height="0.3307in" svg:x="1.4925in" svg:y="0.1472in"><draw:text-box><text:p>bool</text:p></draw:text-box></draw:frame></text:p>
      <text:p text:style-name="P25"/>
      <text:p text:style-name="P24"/>
      <text:p text:style-name="P28"><text:span text:style-name="T24">This operation can be done in two ways, either by creating `not(bool)` or `bool → bool` first. S</text:span>ome languages <text:span text:style-name="T24">write this as</text:span>:</text:p>
      <text:p text:style-name="P28"/>
      <text:p text:style-name="P2">not : bool → bool</text:p>
      <text:p text:style-name="Standard">Then we do a simple, but <text:span text:style-name="T24">powerful</text:span> trick: Associate <text:span text:style-name="T44">each value</text:span> with <text:span text:style-name="T24">a</text:span> type, and return itself.</text:p>
      <text:p text:style-name="Standard"/>
      <text:p text:style-name="Standard"><text:tab/>true(bool) → true<text:line-break/><text:tab/>false(bool) → false</text:p>
      <text:p text:style-name="P59"/>
      <text:p text:style-name="P60">This trick might not be taken literally, but rather to use the analogue syntax for sub-types:</text:p>
      <text:p text:style-name="P61"/>
      <text:p text:style-name="P61"><text:tab/><text:span text:style-name="T62">x : [true] true<text:tab/><text:tab/>=&gt;<text:tab/><text:tab/>x : bool</text:span></text:p>
      <text:p text:style-name="P61"/>
      <text:p text:style-name="P60">Or simply:</text:p>
      <text:p text:style-name="P60"/>
      <text:p text:style-name="P60"><text:tab/>x : [:] true<text:tab/><text:tab/>=&gt;<text:tab/><text:tab/>x : bool</text:p>
      <text:p text:style-name="Standard"/>
      <text:p text:style-name="P60">It makes it possible to “lift” variables into types <text:span text:style-name="T63">through the language of sub-types.</text:span></text:p>
      <text:p text:style-name="P62"/>
      <text:p text:style-name="Standard"/>
      <text:p text:style-name="P81"><text:soft-page-break/>Now describe `not` by associating lifting variables into sub-types:</text:p>
      <text:p text:style-name="P63"/>
      <text:p text:style-name="P63"><text:tab/>not(<text:span text:style-name="T45">[</text:span>:<text:span text:style-name="T45">]</text:span> true) → <text:span text:style-name="T45">[</text:span>:<text:span text:style-name="T45">]</text:span> <text:span text:style-name="T11">false</text:span><text:line-break/><text:tab/><text:span text:style-name="T10">not([:] false) → [:] true</text:span></text:p>
      <text:p text:style-name="Standard"/>
      <text:p text:style-name="Standard">Testing <text:span text:style-name="T13">that `not(not(X)) = X`</text:span>:</text:p>
      <text:p text:style-name="Standard"/>
      <text:p text:style-name="Standard"><text:tab/>not(not([:] true)) = [:] true<text:line-break/><text:tab/>not(not([:] false)) = [:] false</text:p>
      <text:p text:style-name="Standard"/>
      <text:p text:style-name="Standard">Th<text:span text:style-name="T17">e `[:]`</text:span> symbol is symmetric, so we can refactor it:</text:p>
      <text:p text:style-name="Standard"/>
      <text:p text:style-name="Standard"><text:tab/>not <text:span text:style-name="T45">[</text:span>:<text:span text:style-name="T45">]</text:span> (true) → false<text:line-break/><text:tab/>not <text:span text:style-name="T45">[</text:span>:<text:span text:style-name="T45">]</text:span> (false) → true</text:p>
      <text:p text:style-name="Standard"/>
      <text:p text:style-name="Standard">It gives us the ability to compute with <text:span text:style-name="T28">values</text:span> <text:span text:style-name="T17">like in a normal programming language</text:span>.</text:p>
      <text:p text:style-name="P26"/>
      <text:p text:style-name="P26">Introducing a wildcard notation and shorthand version for cases:</text:p>
      <text:p text:style-name="Standard"/>
      <text:p text:style-name="Standard"><text:tab/>and(bool, bool) → bool<text:line-break/><text:tab/><text:span text:style-name="T45">[</text:span>:<text:span text:style-name="T45">]</text:span> (true, true) → true<text:line-break/><text:tab/><text:span text:style-name="T45">[</text:span>:<text:span text:style-name="T45">]</text:span> (_, _) → false</text:p>
      <text:p text:style-name="Standard"/>
      <text:p text:style-name="Standard">This is sufficient for deriving Boolean algebra <text:span text:style-name="T12">in a short and nice syntax</text:span>.</text:p>
      <text:p text:style-name="P23"/>
      <text:h text:style-name="Heading_20_3" text:outline-level="3">Step 3: <text:span text:style-name="T2">Describe formal languages in the reflective language</text:span></text:h>
      <text:p text:style-name="P29">Deriving a formal language is one thing, but how can we describe them reflectively?</text:p>
      <text:p text:style-name="P29"/>
      <text:p text:style-name="P29">It turns out that the same mechanism that associates <text:span text:style-name="T29">values</text:span> with their type can be used more than once. For example, the `not` gate can be used like this:</text:p>
      <text:p text:style-name="Standard"/>
      <text:p text:style-name="Standard"><text:tab/>and(<text:span text:style-name="T26">[</text:span>not<text:span text:style-name="T26">]</text:span> <text:span text:style-name="T46">[</text:span>:<text:span text:style-name="T46">]</text:span> false, <text:span text:style-name="T26">[</text:span>not<text:span text:style-name="T26">]</text:span> <text:span text:style-name="T46">[</text:span>:<text:span text:style-name="T46">]</text:span> false) → <text:span text:style-name="T26">[</text:span>not<text:span text:style-name="T26">]</text:span> <text:span text:style-name="T46">[</text:span>:<text:span text:style-name="T46">]</text:span> false<text:line-break/><text:tab/>and(<text:span text:style-name="T26">[</text:span>not<text:span text:style-name="T26">]</text:span> <text:span text:style-name="T46">[</text:span>:<text:span text:style-name="T46">]</text:span> false, <text:span text:style-name="T26">[</text:span>not<text:span text:style-name="T26">]</text:span> <text:span text:style-name="T46">[</text:span>:<text:span text:style-name="T46">]</text:span> true) → <text:span text:style-name="T26">[</text:span>not<text:span text:style-name="T26">]</text:span> <text:span text:style-name="T46">[</text:span>:<text:span text:style-name="T46">]</text:span> true<text:line-break/><text:tab/>and(<text:span text:style-name="T26">[</text:span>not<text:span text:style-name="T26">]</text:span> <text:span text:style-name="T46">[:]</text:span> true, <text:span text:style-name="T26">[</text:span>not<text:span text:style-name="T26">]</text:span> <text:span text:style-name="T46">[</text:span>:<text:span text:style-name="T46">]</text:span> false) → <text:span text:style-name="T26">[</text:span>not<text:span text:style-name="T26">]</text:span> <text:span text:style-name="T46">[</text:span>:<text:span text:style-name="T46">]</text:span> true<text:line-break/><text:tab/><text:span text:style-name="T14">and([not] [:] true, [not] [:] true) → [not] [:] true</text:span></text:p>
      <text:p text:style-name="Standard"/>
      <text:p text:style-name="Standard">Or written like this:</text:p>
      <text:p text:style-name="Standard"/>
      <text:p text:style-name="Standard"><text:tab/>and [not] (bool, bool) → bool<text:line-break/><text:tab/><text:span text:style-name="T46">[</text:span>:<text:span text:style-name="T46">]</text:span> (false, false) → false<text:line-break/><text:tab/><text:span text:style-name="T46">[</text:span>:<text:span text:style-name="T46">]</text:span> (_, _) → true</text:p>
      <text:p text:style-name="Standard"/>
      <text:p text:style-name="Standard"><text:span text:style-name="T63">Notice that this is the definition of `or`, such that</text:span>:</text:p>
      <text:p text:style-name="Standard"/>
      <text:p text:style-name="Standard"><text:tab/>and [not] <text:span text:style-name="T47">&lt;</text:span>=<text:span text:style-name="T47">&gt;</text:span> or</text:p>
      <text:p text:style-name="Standard"/>
      <text:p text:style-name="Standard">Which is the same as writing the equation:</text:p>
      <text:p text:style-name="Standard"/>
      <text:p text:style-name="Standard"><text:tab/>not(and(A, B)) = or(<text:span text:style-name="T15">not(</text:span>A<text:span text:style-name="T15">)</text:span>, <text:span text:style-name="T15">not(</text:span>B<text:span text:style-name="T15">)</text:span>)</text:p>
      <text:p text:style-name="P52"/>
      <text:p text:style-name="P72">The hidden meaning is a geometrical structure that can be reflected over and over infinitely times. Words like “<text:span text:style-name="T26">application</text:span>” and “computation” are labels we put on the dimensions of thought space in this geometry.</text:p>
      <text:p text:style-name="P30"/>
      <text:p text:style-name="P30"><draw:path text:anchor-type="paragraph" draw:z-index="0" draw:name="Shape71" draw:style-name="gr1" draw:text-style-name="P86" svg:width="4.3547in" svg:height="3.0024in" svg:x="0.4764in" svg:y="0.1087in" svg:viewBox="0 0 11062 7627" svg:d="M5200 30c-324 51-644-64-961-20-1050 145-2076-184-3119 499-570 374-960 948-1021 1581-43 441-99 875-99 1319 0 515-12 1029 140 1561 146 514 499 767 659 1240 158 466 595 780 1000 1039 635 406 1475 333 2200 362 1279 50 2588-5 3821-381 1173-358 2658-381 3041-1900 187-742 160-1520 199-2281 25-490-180-862-341-1278-292-759-1106-1223-1880-1322-757-96-1508-195-2259-299h-260l-920-99-180-41z"><text:p/></draw:path></text:p>
      <text:p text:style-name="P30"><draw:frame text:anchor-type="paragraph" draw:z-index="74" draw:name="Shape69" draw:style-name="gr26" draw:text-style-name="P88" svg:width="1.4571in" svg:height="0.315in" svg:x="1.8854in" svg:y="0.1319in"><draw:text-box><text:p>application</text:p></draw:text-box></draw:frame></text:p>
      <text:p text:style-name="P30"><draw:line text:anchor-type="paragraph" draw:z-index="48" draw:name="Shape42" draw:style-name="gr4" draw:text-style-name="P87" svg:x1="0.972in" svg:y1="1.0535in" svg:x2="1.4205in" svg:y2="0.1874in"><text:p/></draw:line><draw:line text:anchor-type="paragraph" draw:z-index="49" draw:name="Shape45" draw:style-name="gr4" draw:text-style-name="P87" svg:x1="1.4209in" svg:y1="0.1874in" svg:x2="1.8618in" svg:y2="0.974in"><text:p/></draw:line><draw:line text:anchor-type="paragraph" draw:z-index="51" draw:name="Shape47" draw:style-name="gr4" draw:text-style-name="P87" svg:x1="1.4209in" svg:y1="0.1874in" svg:x2="3.5154in" svg:y2="0.3528in"><text:p/></draw:line><draw:frame text:anchor-type="paragraph" draw:z-index="59" draw:name="Shape54" draw:style-name="gr19" draw:text-style-name="P88" svg:width="0.6303in" svg:height="0.2843in" svg:x="1.1063in" svg:y="0.0689in"><draw:text-box><text:p>true</text:p></draw:text-box></draw:frame><draw:frame text:anchor-type="paragraph" draw:z-index="62" draw:name="Shape57" draw:style-name="gr22" draw:text-style-name="P89" svg:width="1.1295in" svg:height="0.3524in" svg:x="3.5945in" svg:y="0.1102in"><draw:text-box><text:p><text:span text:style-name="T71">not([:] true)</text:span></text:p></draw:text-box></draw:frame><draw:custom-shape text:anchor-type="paragraph" draw:z-index="79" draw:name="Shape77" draw:style-name="gr30" svg:width="0.3469in" svg:height="0.1441in" svg:x="2.6654in" svg:y="0.043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0"><draw:line text:anchor-type="paragraph" draw:z-index="53" draw:name="Shape49" draw:style-name="gr4" draw:text-style-name="P87" svg:x1="3.1374in" svg:y1="1.0819in" svg:x2="3.5154in" svg:y2="0.161in"><text:p/></draw:line><draw:line text:anchor-type="paragraph" draw:z-index="55" draw:name="Shape51" draw:style-name="gr4" draw:text-style-name="P87" svg:x1="3.9091in" svg:y1="0.9638in" svg:x2="3.5154in" svg:y2="0.161in"><text:p/></draw:line><draw:line text:anchor-type="paragraph" draw:z-index="66" draw:name="Shape61" draw:style-name="gr4" draw:text-style-name="P87" svg:x1="3.5154in" svg:y1="0.161in" svg:x2="1.9646in" svg:y2="1.1575in"><text:p/></draw:line></text:p>
      <text:p text:style-name="P30"/>
      <text:p text:style-name="P30"><draw:frame text:anchor-type="paragraph" draw:z-index="60" draw:name="Shape55" draw:style-name="gr20" draw:text-style-name="P88" svg:width="0.3858in" svg:height="0.228in" svg:x="1.8618in" svg:y="0.1319in"><draw:text-box><text:p>false</text:p></draw:text-box></draw:frame><draw:frame text:anchor-type="paragraph" draw:z-index="77" draw:name="Shape75" draw:style-name="gr28" draw:text-style-name="P88" svg:width="0.6858in" svg:height="0.2516in" svg:x="5.8618in" svg:y="0.1465in"><draw:text-box><text:p>and</text:p></draw:text-box></draw:frame></text:p>
      <text:p text:style-name="P30"><draw:frame text:anchor-type="paragraph" draw:z-index="63" draw:name="Shape58" draw:style-name="gr23" draw:text-style-name="P88" svg:width="0.9016in" svg:height="0.3843in" svg:x="3.9646in" svg:y="0.1228in"><draw:text-box><text:p>not([:] false)</text:p></draw:text-box></draw:frame><draw:custom-shape text:anchor-type="paragraph" draw:z-index="75" draw:name="Shape70" draw:style-name="gr27" draw:text-style-name="P87" svg:width="0.1969in" svg:height="0.1969in" svg:x="5.602in" svg:y="0.039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0"><draw:line text:anchor-type="paragraph" draw:z-index="50" draw:name="Shape46" draw:style-name="gr4" draw:text-style-name="P87" svg:x1="0.972in" svg:y1="0.0953in" svg:x2="1.8618in" svg:y2="0.0161in"><text:p/></draw:line><draw:line text:anchor-type="paragraph" draw:z-index="52" draw:name="Shape48" draw:style-name="gr4" draw:text-style-name="P87" svg:x1="0.972in" svg:y1="0.0953in" svg:x2="3.1374in" svg:y2="0.3154in"><text:p/></draw:line><draw:line text:anchor-type="paragraph" draw:z-index="54" draw:name="Shape50" draw:style-name="gr4" draw:text-style-name="P87" svg:x1="1.8618in" svg:y1="0.0161in" svg:x2="3.9091in" svg:y2="0.1972in"><text:p/></draw:line><draw:frame text:anchor-type="paragraph" draw:z-index="58" draw:name="Shape53" draw:style-name="gr18" draw:text-style-name="P88" svg:width="0.387in" svg:height="0.2685in" svg:x="0.6882in" svg:y="0.0953in"><draw:text-box><text:p>bool</text:p></draw:text-box></draw:frame><draw:line text:anchor-type="paragraph" draw:z-index="83" draw:name="Shape73" draw:style-name="gr33" draw:text-style-name="P87" svg:x1="5.7437in" svg:y1="0.0071in" svg:x2="5.9957in" svg:y2="0.3772in"><text:p/></draw:line><draw:frame text:anchor-type="paragraph" draw:z-index="81" draw:name="Shape79" draw:style-name="gr18" draw:text-style-name="P88" svg:width="0.5831in" svg:height="0.2685in" svg:x="5.9874in" svg:y="0.0508in"><draw:text-box><text:p>[not]</text:p></draw:text-box></draw:frame><draw:custom-shape text:anchor-type="paragraph" draw:z-index="82" draw:name="Shape74" draw:style-name="gr32" svg:width="0.6858in" svg:height="0.1815in" svg:x="4.9563in" svg:y="0.1689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0"><draw:line text:anchor-type="paragraph" draw:z-index="57" draw:name="Shape52" draw:style-name="gr4" draw:text-style-name="P87" svg:x1="3.1374in" svg:y1="0.1236in" svg:x2="3.9091in" svg:y2="0.0055in"><text:p/></draw:line><draw:line text:anchor-type="paragraph" draw:z-index="64" draw:name="Shape59" draw:style-name="gr4" draw:text-style-name="P87" svg:x1="3.1374in" svg:y1="0.1236in" svg:x2="1.4917in" svg:y2="1.0181in"><text:p/></draw:line><draw:line text:anchor-type="paragraph" draw:z-index="65" draw:name="Shape60" draw:style-name="gr4" draw:text-style-name="P87" svg:x1="3.9091in" svg:y1="0.0055in" svg:x2="2.5236in" svg:y2="1.0181in"><text:p/></draw:line><draw:frame text:anchor-type="paragraph" draw:z-index="72" draw:name="Shape67" draw:style-name="gr24" draw:text-style-name="P89" svg:width="0.6776in" svg:height="0.1925in" svg:x="2.1299in" svg:y="0.1236in"><draw:text-box><text:p><text:span text:style-name="T71">false</text:span></text:p></draw:text-box></draw:frame><draw:custom-shape text:anchor-type="paragraph" draw:z-index="76" draw:name="Shape72" draw:style-name="gr27" draw:text-style-name="P87" svg:width="0.1969in" svg:height="0.1969in" svg:x="5.9409in" svg:y="0.18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61" draw:name="Shape56" draw:style-name="gr21" draw:text-style-name="P88" svg:width="0.7012in" svg:height="0.3079in" svg:x="2.8146in" svg:y="0.1236in"><draw:text-box><text:p>not(bool)</text:p></draw:text-box></draw:frame></text:p>
      <text:p text:style-name="P30"><draw:line text:anchor-type="paragraph" draw:z-index="68" draw:name="Shape63" draw:style-name="gr4" draw:text-style-name="P87" svg:x1="1.9646in" svg:y1="0.0075in" svg:x2="2.5236in" svg:y2="0.8264in"><text:p/></draw:line><draw:line text:anchor-type="paragraph" draw:z-index="67" draw:name="Shape62" draw:style-name="gr4" draw:text-style-name="P87" svg:x1="1.9646in" svg:y1="0.0075in" svg:x2="1.4917in" svg:y2="0.8264in"><text:p/></draw:line><draw:frame text:anchor-type="paragraph" draw:z-index="78" draw:name="Shape76" draw:style-name="gr29" draw:text-style-name="P88" svg:width="0.6614in" svg:height="0.3394in" svg:x="6.2638in" svg:y="0.0016in"><draw:text-box><text:p>or</text:p></draw:text-box></draw:frame></text:p>
      <text:p text:style-name="P30"><draw:frame text:anchor-type="paragraph" draw:z-index="73" draw:name="Shape68" draw:style-name="gr25" draw:text-style-name="P88" svg:width="1.4413in" svg:height="0.5307in" svg:x="3.4839in" svg:y="0.1283in"><draw:text-box><text:p>computation</text:p></draw:text-box></draw:frame></text:p>
      <text:p text:style-name="P30"><draw:custom-shape text:anchor-type="paragraph" draw:z-index="80" draw:name="Shape78" draw:style-name="gr31" svg:width="0.1579in" svg:height="0.3543in" draw:transform="rotate (-0.820304748437335) translate (3.41736111111111in 0.102777777777778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0"/>
      <text:p text:style-name="P30"><draw:line text:anchor-type="paragraph" draw:z-index="69" draw:name="Shape64" draw:style-name="gr4" draw:text-style-name="P87" svg:x1="1.4917in" svg:y1="0.0598in" svg:x2="2.5236in" svg:y2="0.0598in"><text:p/></draw:line><draw:frame text:anchor-type="paragraph" draw:z-index="70" draw:name="Shape65" draw:style-name="gr7" draw:text-style-name="P88" svg:width="0.5433in" svg:height="0.2677in" svg:x="1.3508in" svg:y="0.122in"><draw:text-box><text:p>bool</text:p></draw:text-box></draw:frame><draw:frame text:anchor-type="paragraph" draw:z-index="71" draw:name="Shape66" draw:style-name="gr5" draw:text-style-name="P88" svg:width="0.6622in" svg:height="0.2921in" svg:x="2.4756in" svg:y="0.0598in"><draw:text-box><text:p>true</text:p></draw:text-box></draw:frame></text:p>
      <text:p text:style-name="P30"/>
      <text:p text:style-name="P30"/>
      <text:p text:style-name="P30"/>
      <text:p text:style-name="P30"/>
      <text:p text:style-name="P40">The meaning of symbols are restricted by the ways we use them. The way it is restricted <text:span text:style-name="T48">in formal languages</text:span> is according to the axiom of equality.</text:p>
      <text:h text:style-name="P73" text:outline-level="3">References:</text:h>
      <text:p text:style-name="P41"/>
      <text:p text:style-name="P42"><text:reference-mark-start text:name="5"/>[<text:span text:style-name="T49">1</text:span>]<text:reference-mark-end text:name="5"/><text:tab/>“Formal language”</text:p>
      <text:p text:style-name="P42"><text:tab/>Wikipedia</text:p>
      <text:p text:style-name="P42"><text:tab/><text:a xlink:type="simple" xlink:href="https://en.wikipedia.org/wiki/Formal_language" text:style-name="Internet_20_link" text:visited-style-name="Visited_20_Internet_20_Link"><text:span text:style-name="T33">https://en.wikipedia.org/wiki/Formal_language</text:span></text:a></text:p>
      <text:p text:style-name="P42"/>
      <text:p text:style-name="P43"><text:reference-mark-start text:name="6"/>[<text:span text:style-name="T64">2</text:span>]<text:reference-mark-end text:name="6"/><text:tab/>“Path Semantics”</text:p>
      <text:p text:style-name="P43"><text:tab/>AdvancedResearch, Sven Nilsen</text:p>
      <text:p text:style-name="P43"><text:tab/><text:a xlink:type="simple" xlink:href="https://github.com/advancedresearch/path_semantics" text:style-name="Internet_20_link" text:visited-style-name="Visited_20_Internet_20_Link"><text:span text:style-name="T33">https://github.com/advancedresearch/path_semantics</text:span></text:a></text:p>
      <text:p text:style-name="P43"/>
      <text:p text:style-name="P44"><text:reference-mark-start text:name="7"/>[<text:span text:style-name="T64">3</text:span>]<text:reference-mark-end text:name="7"/><text:tab/>“Informal Theorem Proving”</text:p>
      <text:p text:style-name="P44"><text:tab/>Sven Nilsen, 2019</text:p>
      <text:p text:style-name="P44"><text:tab/><text:a xlink:type="simple" xlink:href="https://github.com/advancedresearch/path_semantics/blob/master/papers-wip/informal-theorem-proving.pdf" text:style-name="Internet_20_link" text:visited-style-name="Visited_20_Internet_20_Link"><text:span text:style-name="T33">https://github.com/advancedresearch/path_semantics/blob/master/papers-wip/informal-theorem-proving.pdf</text:span></text:a></text:p>
      <text:p text:style-name="P46"/>
      <text:p text:style-name="P84"><text:reference-mark-start text:name="14"/>[4]<text:reference-mark-end text:name="14"/><text:tab/>“Identity of indiscernibles”</text:p>
      <text:p text:style-name="P84"><text:tab/>Wikipedia</text:p>
      <text:p text:style-name="P84"><text:tab/><text:a xlink:type="simple" xlink:href="https://en.wikipedia.org/wiki/Identity_of_indiscernibles" text:style-name="Internet_20_link" text:visited-style-name="Visited_20_Internet_20_Link"><text:span text:style-name="T33">https://en.wikipedia.org/wiki/Identity_of_indiscernibles</text:span></text:a></text:p>
      <text:p text:style-name="P46"/>
      <text:p text:style-name="P46"><text:reference-mark-start text:name="9"/>[<text:span text:style-name="T70">5</text:span>]<text:reference-mark-end text:name="9"/><text:tab/>“Normal Paths”</text:p>
      <text:p text:style-name="P46"><text:tab/>Sven Nilsen, 2019</text:p>
      <text:p text:style-name="P46"><text:tab/><text:a xlink:type="simple" xlink:href="https://github.com/advancedresearch/path_semantics/blob/master/papers-wip/normal-paths.pdf" text:style-name="Internet_20_link" text:visited-style-name="Visited_20_Internet_20_Link"><text:span text:style-name="T33">https://github.com/advancedresearch/path_semantics/blob/master/papers-wip/normal-paths.pdf</text:span></text:a></text:p>
      <text:p text:style-name="P46"/>
      <text:p text:style-name="P47"><text:reference-mark-start text:name="10"/>[<text:span text:style-name="T70">6</text:span>]<text:reference-mark-end text:name="10"/><text:tab/>“The Coq Proof Assistant”</text:p>
      <text:p text:style-name="P47"><text:tab/><text:a xlink:type="simple" xlink:href="https://coq.inria.fr/" text:style-name="Internet_20_link" text:visited-style-name="Visited_20_Internet_20_Link"><text:span text:style-name="T33">https://coq.inria.fr/</text:span></text:a></text:p>
      <text:p text:style-name="P48"/>
      <text:p text:style-name="P49"><text:reference-mark-start text:name="13"/>[<text:span text:style-name="T70">7</text:span>]<text:reference-mark-end text:name="13"/><text:tab/>“Idris: A Language with Dependent Types”</text:p>
      <text:p text:style-name="P49"><text:tab/><text:a xlink:type="simple" xlink:href="https://www.idris-lang.org/" text:style-name="Internet_20_link" text:visited-style-name="Visited_20_Internet_20_Link"><text:span text:style-name="T33">https://www.idris-lang.org/</text:span></text:a></text:p>
      <text:p text:style-name="Standard"/>
      <text:p text:style-name="P45"><text:reference-mark-start text:name="8"/>[<text:span text:style-name="T70">8</text:span>]<text:reference-mark-end text:name="8"/><text:tab/>“Vladimir Voevodsky”</text:p>
      <text:p text:style-name="P45"><text:tab/>Wikipedia</text:p>
      <text:p text:style-name="P45"><text:tab/><text:a xlink:type="simple" xlink:href="https://en.wikipedia.org/wiki/Vladimir_Voevodsky" text:style-name="Internet_20_link" text:visited-style-name="Visited_20_Internet_20_Link"><text:span text:style-name="T33">https://en.wikipedia.org/wiki/Vladimir_Voevodsky</text:span></text:a></text:p>
      <text:p text:style-name="P82"/>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2T11:42:38.563228000</meta:creation-date>
    <dc:date>2019-05-13T21:51:42.402654000</dc:date>
    <meta:editing-duration>PT8H11M56S</meta:editing-duration>
    <meta:editing-cycles>172</meta:editing-cycles>
    <meta:generator>LibreOffice/5.1.2.2$MacOSX_X86_64 LibreOffice_project/d3bf12ecb743fc0d20e0be0c58ca359301eb705f</meta:generator>
    <meta:document-statistic meta:table-count="2" meta:image-count="0" meta:object-count="5" meta:page-count="8" meta:paragraph-count="144" meta:word-count="1879" meta:character-count="11567" meta:non-whitespace-character-count="9792"/>
  </office:meta>
</office:document-meta>
</file>

<file path=Object 1/content.xml><?xml version="1.0" encoding="utf-8"?>
<math xmlns="http://www.w3.org/1998/Math/MathML" display="block">
  <semantics>
    <mfrac>
      <mrow>
        <msub>
          <mi>F</mi>
          <mn>0</mn>
        </msub>
        <mrow>
          <mo fence="true" stretchy="false">(</mo>
          <mrow>
            <msub>
              <mi>X</mi>
              <mn>0</mn>
            </msub>
          </mrow>
          <mo fence="true" stretchy="false">)</mo>
        </mrow>
        <mi>,</mi>
        <msub>
          <mi>F</mi>
          <mn>1</mn>
        </msub>
        <mrow>
          <mo fence="true" stretchy="false">(</mo>
          <mrow>
            <msub>
              <mi>X</mi>
              <mn>1</mn>
            </msub>
          </mrow>
          <mo fence="true" stretchy="false">)</mo>
        </mrow>
        <mi>,</mi>
        <mrow>
          <msub>
            <mi>F</mi>
            <mn>0</mn>
          </msub>
          <mo stretchy="false">&gt;</mo>
          <msub>
            <mi>X</mi>
            <mn>0,</mn>
          </msub>
        </mrow>
        <mrow>
          <msub>
            <mi>F</mi>
            <mn>0</mn>
          </msub>
          <mo stretchy="false">=</mo>
          <msub>
            <mi>F</mi>
            <mn>1</mn>
          </msub>
        </mrow>
      </mrow>
      <mrow>
        <msub>
          <mi>X</mi>
          <mn>0</mn>
        </msub>
        <mo stretchy="false">=</mo>
        <msub>
          <mi>X</mi>
          <mn>1</mn>
        </msub>
      </mrow>
    </mfrac>
    <annotation encoding="StarMath 5.0">{F sub 0 (X sub 0), F sub 1 (X sub 1), F sub 0 &gt; X sub 0, F sub 0 = F sub 1} over {X sub 0 = X sub 1} </annotation>
  </semantics>
</math>
</file>

<file path=Object 2/content.xml><?xml version="1.0" encoding="utf-8"?>
<math xmlns="http://www.w3.org/1998/Math/MathML" display="block">
  <semantics>
    <mfrac>
      <mrow>
        <msub>
          <mi>F</mi>
          <mn>0</mn>
        </msub>
        <mo stretchy="false">&gt;</mo>
        <msub>
          <mi>X</mi>
          <mn>0</mn>
        </msub>
      </mrow>
      <mrow>
        <mrow>
          <msub>
            <mi>F</mi>
            <mn>0</mn>
          </msub>
          <mo stretchy="false">=</mo>
          <mn>1,</mn>
        </mrow>
        <mrow>
          <msub>
            <mi>X</mi>
            <mn>0</mn>
          </msub>
          <mo stretchy="false">=</mo>
          <mn>0</mn>
        </mrow>
      </mrow>
    </mfrac>
    <annotation encoding="StarMath 5.0">{F sub 0 &gt; X sub 0} over {F sub 0 = 1, X sub 0 = 0}</annotation>
  </semantics>
</math>
</file>

<file path=Object 3/content.xml><?xml version="1.0" encoding="utf-8"?>
<math xmlns="http://www.w3.org/1998/Math/MathML" display="block">
  <semantics>
    <mfrac>
      <mrow>
        <msub>
          <mi>F</mi>
          <mn>0</mn>
        </msub>
        <mrow>
          <mo fence="true" stretchy="false">(</mo>
          <mrow>
            <msub>
              <mi>X</mi>
              <mn>0</mn>
            </msub>
          </mrow>
          <mo fence="true" stretchy="false">)</mo>
        </mrow>
        <mi>,</mi>
        <msub>
          <mi>F</mi>
          <mn>1</mn>
        </msub>
        <mrow>
          <mo fence="true" stretchy="false">(</mo>
          <mrow>
            <msub>
              <mi>X</mi>
              <mn>1</mn>
            </msub>
          </mrow>
          <mo fence="true" stretchy="false">)</mo>
        </mrow>
        <mi>,</mi>
        <mrow>
          <msub>
            <mi>F</mi>
            <mn>0</mn>
          </msub>
          <mo stretchy="false">&gt;</mo>
          <msub>
            <mi>X</mi>
            <mn>0,</mn>
          </msub>
        </mrow>
        <mrow>
          <msub>
            <mi>X</mi>
            <mn>0</mn>
          </msub>
          <mo stretchy="false">≠</mo>
          <msub>
            <mi>X</mi>
            <mn>1</mn>
          </msub>
        </mrow>
      </mrow>
      <mrow>
        <msub>
          <mi>F</mi>
          <mn>0</mn>
        </msub>
        <mo stretchy="false">≠</mo>
        <msub>
          <mi>F</mi>
          <mn>1</mn>
        </msub>
      </mrow>
    </mfrac>
    <annotation encoding="StarMath 5.0">{F sub 0 (X sub 0), F sub 1 (X sub 1), F sub 0 &gt; X sub 0, X sub 0 neq X sub 1} over {F sub 0 neq F sub 1} </annotation>
  </semantics>
</math>
</file>

<file path=Object 4/content.xml><?xml version="1.0" encoding="utf-8"?>
<math xmlns="http://www.w3.org/1998/Math/MathML" display="block">
  <semantics>
    <mfrac>
      <mrow>
        <msub>
          <mi>F</mi>
          <mn>0</mn>
        </msub>
        <mrow>
          <mo fence="true" stretchy="false">(</mo>
          <mrow>
            <msub>
              <mi>X</mi>
              <mn>0</mn>
            </msub>
          </mrow>
          <mo fence="true" stretchy="false">)</mo>
        </mrow>
        <mi>,</mi>
        <msub>
          <mi>F</mi>
          <mn>1</mn>
        </msub>
        <mrow>
          <mo fence="true" stretchy="false">(</mo>
          <mrow>
            <msub>
              <mi>X</mi>
              <mn>1</mn>
            </msub>
          </mrow>
          <mo fence="true" stretchy="false">)</mo>
        </mrow>
        <mi>,</mi>
        <mrow>
          <msub>
            <mi>F</mi>
            <mn>0</mn>
          </msub>
          <mo stretchy="false">=</mo>
          <msub>
            <mi>F</mi>
            <mn>1</mn>
          </msub>
        </mrow>
      </mrow>
      <mrow>
        <msub>
          <mi>X</mi>
          <mn>0</mn>
        </msub>
        <mo stretchy="false">=</mo>
        <msub>
          <mi>X</mi>
          <mn>1</mn>
        </msub>
      </mrow>
    </mfrac>
    <annotation encoding="StarMath 5.0">{F sub 0 (X sub 0), F sub 1 (X sub 1), F sub 0 = F sub 1} over {X sub 0 = X sub 1} </annotation>
  </semantics>
</math>
</file>

<file path=Object 5/content.xml><?xml version="1.0" encoding="utf-8"?>
<math xmlns="http://www.w3.org/1998/Math/MathML" display="block">
  <semantics>
    <mfrac>
      <mrow>
        <msub>
          <mi>F</mi>
          <mn>0</mn>
        </msub>
        <mrow>
          <mo fence="true" stretchy="false">(</mo>
          <mrow>
            <msub>
              <mi>X</mi>
              <mn>0</mn>
            </msub>
          </mrow>
          <mo fence="true" stretchy="false">)</mo>
        </mrow>
        <mi>,</mi>
        <msub>
          <mi>F</mi>
          <mn>1</mn>
        </msub>
        <mrow>
          <mo fence="true" stretchy="false">(</mo>
          <mrow>
            <msub>
              <mi>X</mi>
              <mn>1</mn>
            </msub>
          </mrow>
          <mo fence="true" stretchy="false">)</mo>
        </mrow>
        <mi>,</mi>
        <mrow>
          <msub>
            <mi>F</mi>
            <mn>0</mn>
          </msub>
          <mo stretchy="false">&gt;</mo>
          <msub>
            <mi>X</mi>
            <mn>0,</mn>
          </msub>
        </mrow>
        <mrow>
          <msub>
            <mi>F</mi>
            <mn>0</mn>
          </msub>
          <mo stretchy="false">=</mo>
          <msub>
            <mi>F</mi>
            <mn>1</mn>
          </msub>
        </mrow>
      </mrow>
      <mrow>
        <msub>
          <mi>X</mi>
          <mn>0</mn>
        </msub>
        <mo stretchy="false">=</mo>
        <msub>
          <mi>X</mi>
          <mn>1</mn>
        </msub>
      </mrow>
    </mfrac>
    <annotation encoding="StarMath 5.0">{F sub 0 (X sub 0), F sub 1 (X sub 1), F sub 0 &gt; X sub 0, F sub 0 = F sub 1} over {X sub 0 = X sub 1} </annotation>
  </semantics>
</math>
</file>